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{'Slater,': 1, 'shouted,': 1, 'reconstruction.': 1, 'unfrocked."': 1, 'yellow': 7, 'four': 14, 'woods': 1, 'clotted': 1, "friend's": 9, 'hanging': 7, 'corridors,': 1, 'handle-bar,': 1, 'hastily': 2, 'Until': 4, 'experience."': 1, 'frou-frou': 1, 'Foundation': 14, 'inheritance.': 1, 'rope--each': 1, 'drugget,': 1, '"that,': 1, 'setback?"': 1, 'sir--not': 2, 'Ronald': 7, 'delusions,': 1, 'JUNGLE': 1, 'Marsham,': 1, 'lord': 2, 'write,"': 1, 'placed': 15, 'sinking': 2, 'starter."': 1, 'agitation,': 2, 'wood,': 2, 'advice.': 4, '"Anyone': 2, 'leisurely': 1, 'Torrington': 1, 'passage--steps': 1, 'stabbed': 4, 'screaming': 1, 'night-clothes,': 1, 'night-clothes.': 1, 'disturb': 2, 'more--eh,': 1, 'uttering': 1, 'scholar': 2, 'wooden': 7, 'Cubitt,': 5, 'pince-nez.': 1, 'piling': 1, 'stars.': 1, 'stars,': 1, 'succession': 5, 's/he': 1, 'pipe-rack--even': 1, 'seven,': 1, 'spoken,': 1, 'sprung': 4, 'specially': 2, 'shelves.': 1, 'tired': 1, 'ate.': 1, 'known."': 1, 'tires': 3, 'consists': 5, 'second': 45, 'attended': 1, 'her?': 1, 'Sussex.': 1, 'screaming,': 1, 'sailed': 1, 'chin.': 3, 'haughtily': 1, 'Run': 1, 'handle-bar.': 1, '"started': 1, 'Flowers----Good': 1, 'nature,': 4, 'fingers': 6, 'fist.': 1, 'report,': 1, 'report.': 1, 'approve."': 1, 'sights.': 1, 'College': 1, 'to-morrow?"': 1, 'increasing': 2, 'specialist': 2, 'so."': 6, 'misjudged': 1, 'intellects': 1, 'chins': 1, "so.'": 1, 'leaning': 6, 'tire.': 1, 'here': 55, 'tigers,': 1, 'reported': 6, 'glass.': 3, 'glass,': 4, 'police.': 4, 'shock,': 1, 'exclamation,': 1, 'shock.': 1, 'exclamation.': 2, 'sitting,': 2, 'sitting.': 1, 'elaborate': 2, 'climbed': 2, 'reports': 2, 'transfixed': 1, 'Harden,': 1, 'NOT': 4, 'military': 1, '"who': 1, 'hotel."': 1, 'criticism': 1, 'golden': 3, 'projection': 1, 'secluded': 2, 'dust--and': 1, 'walk."': 1, 'explained': 5, 'Three': 6, 'replace': 2, 'brought': 35, 'anywhere,': 2, 'bring,': 1, 'stern': 3, 'Basil': 1, '"The': 67, 'hoping': 1, 'grime,': 1, 'odious,': 1, 'spoke': 9, 'plunge.': 1, 'glimmering': 1, 'fame!': 1, 'occupying': 1, 'music': 3, 'therefore': 10, 'strike': 5, 'frockcoat': 1, '.--"and': 1, 'until': 74, 'month."': 1, 'opponent,': 1, 'dry,': 2, 'dry.': 2, 'paperwork': 1, 'holy': 1, 'gallows,': 1, 'successful': 8, 'midnight.': 1, 'person."': 2, 'violates': 1, 'hurt': 6, 'glass': 10, 'fastened.': 1, 'surgeon': 1, 'Australia."': 1, 'hole': 5, 'hold': 16, 'sorry': 4, 'Here,': 7, 'circumstances': 9, 'brows,': 1, 'since.': 4, 'locked': 13, 'innocence,': 1, 'blade': 2, 'plunged': 2, 'liability,': 1, 'sweeter': 1, 'laughter.': 6, 'example': 1, 'Mystery': 1, 'sank,': 1, 'presence--tall,': 1, 'anyhow."': 1, 'Napoleon.': 1, 'Napoleon,': 6, 'unjust': 1, 'household': 7, 'organized': 1, 'ACTUAL,': 1, 'ASCII"': 2, 'that."': 3, 'type?': 1, 'police-station': 2, 'caution': 2, 'want': 28, 'tool-house,': 1, 'tool-house.': 1, 'absolute': 13, 'provincial': 1, 'around,': 1, 'groaned': 2, 'instant?"': 1, 'Hampstead': 1, 'drying': 1, 'cigarette.': 7, 'copious': 1, 'cigarette,': 1, 'machine': 2, 'how': 96, 'hot': 6, 'alarm?"': 1, 'youth,': 2, 'impulsive,': 2, 'conclusion."': 2, 'dignified': 1, 'retreating': 1, 'A': 104, 'outhouse--he': 1, 'beauty': 3, 'L,': 1, 'Roughly': 1, "Moran's": 1, 'wrong': 8, 'cuttings.': 1, 'destined': 2, 'Napoleons': 1, 'pondered.': 1, 'unselfish': 1, 'misfortune.': 2, 'addressed,"': 1, 'misfortune,': 1, 'endeavoured': 4, 'retired,': 1, 'retired.': 2, 'cigarettes': 6, 'specks': 1, 'Another': 3, 'keeps': 2, '"To': 14, 'carelessness': 1, 'wing': 3, 'wind': 8, 'wine': 3, 'blind': 9, 'shuddered': 1, "What's": 5, 'school.': 5, 'school,': 3, 'effect.': 1, 'Edith': 1, "we've": 1, 'engrossed': 1, "SHIKARI'S": 1, 'voice."': 1, '"Give': 2, 'Soames--at': 1, 'TRUE': 1, 'consequences.': 1, 'luck!"': 1, 'dreamer': 1, 'admirably': 1, 'His': 76, 'died.': 2, 'fit': 6, 'died,': 2, 'bringing': 3, 'fix': 5, 'shoes."': 1, 'rescued': 1, 'MR.': 1, 'omitted': 1, 'reentered': 1, 'hidden': 3, 'malignant,': 1, 'admirable': 7, 'easier': 2, 'they?"': 1, 'deplorably': 1, 'unsatisfied.': 1, 'grievous': 1, 'copying': 2, 'obliging': 1, 'faint."': 1, 'slate': 1, 'maritime': 1, 'drabs': 1, 'effects': 1, 'Disgraceful,': 1, "lovers'": 1, 'silver': 7, 'devices,': 1, 'represents': 2, 'battle-signals': 1, 'noble,': 1, 'West,': 1, 'Cubitt.': 3, 'probable."': 1, 'Smith.': 3, 'examination?"': 1, 'obstinate,"': 1, 'Wales.': 2, 'blushed': 1, 'inoffensive.': 1, 'Solitary': 1, 'preceded': 2, 'financial': 1, 'directly': 3, 'Carstairs,': 1, 'correct.': 3, 'series': 4, 'correct,': 3, "'My": 1, 'spider': 1, 'ticket': 1, 'solution': 5, 'reader': 4, 'whiz': 1, 'precedes': 1, 'fortnight': 5, 'laboratory': 1, 'message': 12, 'whip': 1, 'borne': 2, 'misfortune': 5, 'at!': 1, 'at.': 2, 'murder--stopped': 1, 'indiscretion': 2, 'encourage': 1, 'everything."': 1, 'Godfrey': 30, 'Josiah': 2, 'pair,': 1, 'stamping': 1, 'assured': 6, 'touchline.': 1, 'threatened': 3, 'come.--Sherlock': 1, 'professions?': 1, 'assures': 1, 'XXX.': 1, "for----'": 1, 'Escott,': 1, 'elsewhere': 1, 'element': 1, 'returning': 1, 'occasionally,': 1, 'one--that': 1, 'enormous': 3, 'ate': 1, 'exposing': 1, 'ANYTHING': 1, 'shelves': 1, '"They\'ve': 1, 'perhaps,': 4, 'card,': 2, 'receipted': 1, 'commented': 1, 'disturbed': 2, 'speedy': 1, 'tempting': 2, 'front.': 2, 'Lancaster,': 1, 'purpose': 7, '17,': 1, 'crowning': 1, 'Please': 2, 'guessed?"': 1, 'channels': 1, 'comment?"': 1, 'chevron': 1, 'lies."': 1, 'If,': 3, 'me!': 4, 'reward,': 1, 'reward.': 2, 'her.': 19, 'polished.': 1, 'Adelaide-Southampton': 2, 'service': 3, 'Lieutenant': 1, 'engagement': 2, 'Watson!"': 2, 'needed': 8, 'Bannister!"': 1, 'master': 13, 'blossoms': 1, 'bracing,': 1, 'legs': 5, 'sure,': 5, 'Surely,': 2, 'sure.': 4, 'easy,': 1, 'time-table.': 1, 'incident."': 1, 'Tibet,': 1, 'channel.': 1, 'student--a': 1, 'falling.': 1, 'motionless': 2, 'mutilated': 2, 'was,': 18, 'was.': 7, 'might,': 1, 'peril': 1, 'exultation': 1, 'showed': 35, 'coward': 1, 'handcuffs': 3, 'tree': 1, 'rusty': 1, 'now----"': 2, 'endure': 2, 'feeling': 8, 'old,': 7, 'entering,': 1, 'quadrangle,': 2, 'gulped': 1, 'Chicago': 1, 'heads.': 1, 'well,': 34, 'well.': 10, 'shrubs': 1, 'me?': 3, 'dozen': 4, 'Then': 77, 'Marker!': 1, 'affair."': 2, 'middle-sized,': 1, 'What?': 1, 'responsible': 4, 'drunk,': 2, 'eagerly': 3, 'metallic': 2, 'recommended': 1, 'absorbed': 6, 'Minister': 6, 'They': 44, 'Ask': 1, 'regulating': 1, 'What,': 2, 'Bank': 1, 'imprudent': 1, 'sensualist': 1, 'cross-examination,': 1, 'shall': 83, 'thrilled': 1, 'object': 20, 'Foundation.': 1, 'fees,': 1, 'reverberated': 1, 'fees.': 1, 'escaped.': 1, 'mouth': 11, 'long.': 4, 'letter': 48, 'long,': 20, 'retaining': 1, 'now?': 1, 'drought': 1, 'difficulties,': 1, 'difficulties.': 2, 'dummy': 1, 'stupid': 1, 'episode': 1, 'grip,': 1, 'grove': 2, 'door,': 26, 'professor': 12, 'door.': 35, 'affair?': 1, 'fanciful.': 1, 'fugitives': 1, 'connection."': 2, 'scream': 3, 'came': 144, 'saying': 4, 'nodded': 3, 'Wilder."': 1, 'loitered': 1, 'browbeat': 1, '"Dr.': 3, 'abreast': 1, 'now--probably': 1, 'Watson;': 1, 'touches': 1, 'busy': 11, 'Watson?': 4, 'lights': 3, 'tufted,': 1, 'ceased.': 1, 'bust': 23, 'appreciated': 1, 'Watson.': 23, 'rich': 5, 'Watson,': 113, 'heartily': 2, 'telegrams': 1, 'Watson!': 7, 'courts."': 1, 'plate': 2, 'resources,': 1, 'accessed,': 1, 'atoms': 1, 'water-tight': 1, 'bracket--you': 1, "Woodman's": 4, 'crackled': 2, 'pocket': 13, 'cushion': 1, 'altogether': 3, 'incredible,': 2, 'incredible.': 1, 'men?': 1, 'telegram.': 3, 'avenger': 1, 'telegram,': 4, 'them?': 1, 'them;': 1, 'SEND': 1, 'produced.': 2, 'men,': 2, 'men.': 6, 'lurched': 1, 'release': 3, 'them.': 45, 'them,': 25, 'cowered.': 1, 'blew': 3, 'disaster': 1, 'fair': 13, 'be,"': 1, 'pleased."': 1, 'radius': 1, 'result': 4, 'fail': 5, 'John': 11, 'statesman.': 1, 'best': 44, 'successes,': 1, 'inns': 1, 'Stain"': 1, 'ambitions': 1, 'estate.': 1, 'quest.': 2, 'resignation.': 1, 'rings': 2, 'inconceivable--impossible.': 1, 'stealthy': 3, 'adventure.': 1, 'adventure,': 1, 'score': 2, 'sensible': 1, 'butcher\'s?"': 1, 'Carruthers.': 2, 'trigger.': 1, 'Leverstoke,': 1, 'preserve': 3, 'skull.': 1, 'foxhound.': 1, 'men': 32, 'involved.': 1, 'nature': 7, 'rolled': 2, 'smelled': 1, 'up--he': 1, 'ears--a': 1, 'twinkling': 1, 'consume."': 1, '\xef\xbb\xbfProject': 1, 'seriously,': 2, 'debt': 1, 'point."': 2, 'six."': 2, 'pity': 1, 'described,': 1, 'weather?"': 1, 'accident': 3, 'disdain': 2, 'Wednesday.': 1, 'country': 28, 'readers': 2, 'adventures': 2, 'stamp.': 1, 'man--square': 1, 'pith': 2, 'ring,': 1, 'lot,': 1, '"Something': 1, 'argue': 1, 'tinge': 1, 'asked': 37, 'bored': 1, 'poison': 1, '"No,"': 1, 'doubt,': 7, 'vain': 5, '"London': 1, 'money.': 2, 'Colonel,': 1, 'situated.': 1, 'inaccurate': 1, 'gleaming': 5, '"Excellent!': 4, '"Excellent.': 1, '"Excellent,': 3, 'grazing': 1, 'dot,': 1, 'cardboard': 1, 'source': 3, '.': 6, 'bothers': 1, 'much': 90, 'privilege': 1, 'deliberately': 1, 'corroborated,': 1, 'prisoner,"': 1, '"one': 2, 'dots': 1, 'Rhodesia.': 1, 'life': 35, 'say?"': 3, 'follow,': 1, 'bell-rope': 2, 'needed.': 4, 'Duchess,': 1, 'strewn': 2, 'child': 3, 'worked': 6, 'doth': 1, 'Holmes': 290, 'fall,': 1, 'angry.': 1, 'doorstep,': 1, 'colour,': 4, 'employ': 2, "CAN'T": 2, 'electricians.': 1, 'prostrate': 1, 'skirts': 1, 'remembering': 1, '"Remember': 1, 'pioneer,': 1, 'played': 13, 'trees.': 7, 'Important.': 1, 'trees,': 3, 'consent,': 1, 'said?': 1, 'nightshirt,': 1, 'top.': 2, 'elicit': 1, 'to-morrow': 8, 'chap,"': 1, 'Capital': 1, 'said,': 28, '"\'Well,\'': 1, 'said.': 12, 'crackle,': 1, 'simian': 1, 'damaged': 2, 'severity': 1, 'things': 25, 'shards,': 1, 'demands': 1, 'sunshine."': 1, 'haphazard': 1, 'swarthy': 3, 'faced."': 1, 'passed.': 5, 'passed,': 2, 'Randalls,': 1, 'going?"': 1, 'Cyclist': 1, 'fairly': 12, 'self-composure.': 1, 'ill-usage': 1, 'Maybe': 3, 'securities.': 2, 'middle-aged': 4, 'dexterous': 1, 'GO.': 1, 'scratch?"': 1, '"Excuse': 4, 'supper': 4, 'seamed': 1, 'haggard': 5, 'eBook,': 1, "someone's": 1, 'intrusion': 1, 'acquiescence.': 1, 'bonny': 1, 'academic': 1, 'stillness': 1, 'which,': 11, 'thing.': 4, 'approvingly.': 2, 'thing,': 5, 'intrusion.': 1, 'gorse.': 1, 'gorse,': 2, 'track."': 1, 'darkness?': 1, 'addresses.': 1, 'bellow': 1, 'Thank': 9, 'sleeps': 2, 'THAT': 3, 'distribute': 5, 'escaped."': 1, 'nearing': 1, 'well-to-do.': 1, 'Wire': 1, 'shading': 1, 'plight': 1, 'rushing': 2, 'previous': 3, 'enters': 3, 'Colonial': 1, '"Hill': 1, 'Oscar': 1, 'old-fashioned': 7, 'step,': 2, 'had': 1000, 'box."': 1, 'exploits': 1, "her!'": 1, 'mouth."': 1, 'MORAN,': 1, 'Surely': 8, 'innocent': 4, 'Meunier,': 1, 'complex.': 1, 'has': 272, 'hat': 5, 'Lord,': 2, 'one,"': 6, 'jumper.': 1, 'fashion."': 2, 'sovereign.': 1, 'late.': 5, 'possible': 32, 'London."': 1, 'possibly': 20, 'frustrated.': 1, 'Terrace': 1, 'job.': 1, 'sleep,': 1, 'shadow': 14, 'unique': 5, 'opinion.': 1, 'opinion,': 4, 'desire': 17, 'Honour.': 1, 'harpooners': 1, 'collection,': 2, 'war,': 2, 'remind': 1, 'cravats': 1, 'steps': 13, 'governess': 1, 'yarn."': 1, 'grotesquely': 1, 'enter,': 2, "'45--fifty": 1, 'right': 44, 'old': 90, 'crowd': 2, 'people': 20, 'Stepney.': 3, 'Stepney,': 1, 'us?"': 2, 'cheeks.': 1, 'captive': 1, 'commonplace': 3, 'Whatever': 1, 'Between': 2, 'left,': 4, 'twinkle,': 1, 'left.': 3, 'shake,': 1, 'enemies': 3, 'purveyor': 1, 'ruffled': 3, 'for': 751, 'bottom': 6, 'forever."': 2, 'tell."': 2, 'direction."': 2, 'plucked': 1, 'summoned': 2, 'serpents': 1, 'excite,': 1, "Hopkin's": 1, 'forever.': 1, 'forever,': 1, 'billiard-room,': 1, 'consultant,': 1, 'smashed."': 1, 'memorable': 1, 'Mme.': 4, 'lied."': 1, 'Think': 2, 'shaken': 7, 'First': 2, 'better!"': 1, 'Indeed,': 1, 'lackey': 1, 'citizens': 1, 'Susan,': 2, 'recollect': 1, '"Surely': 10, 'rascal!"': 1, 'Incidentally,': 1, 'gasp,': 1, '"Project': 5, 'perceive,"': 1, 'raised': 13, 'gauze': 1, 'statements': 1, 'shrill,': 1, 'tiger?': 1, 'university,': 2, 'youthful': 1, 'Scotland': 14, 'scrip': 1, 'son': 13, 'university;': 1, 'Few': 1, 'flight."': 1, 'retreat.': 1, 'innocent."': 1, 'swelter': 1, 'tiger.': 2, "son's": 2, 'shed,"': 1, 'due.': 1, 'cleared': 4, 'clever,': 1, 'bowling-alley,"': 1, 'fields,': 1, 'waits': 3, 'time-honoured': 1, 'suffice': 2, 'straw?"': 1, 'avail': 2, 'humorous': 1, 'grasping': 1, 'go?"': 2, 'person--a': 1, 'happy': 18, 'so!': 1, 'waistcoat': 1, "she.'": 1, 'offer': 5, 'tigers': 1, 'conclusively': 1, 'so,': 28, 'so.': 24, 'shrilly': 2, 'talents': 1, 'gun-room,': 1, 'fatigue,"': 1, 'emotions.': 1, 'Greek,': 1, 'morally': 4, 'squalid': 2, 'statement,': 1, 'so?': 1, 'hall.': 7, 'hall,': 7, 'inside': 11, 'sobbing.': 2, 'devices': 1, 'eyes!"': 1, 'County': 1, "'That": 1, 'solicitor,': 1, 'solicitor.': 1, 'increased--as': 1, 'wait,': 4, 'palm': 4, 'wait.': 2, 'time,"': 3, 'End,': 1, 'End.': 1, 'night!"': 1, 'explosion,': 1, 'explosion.': 1, 'proved': 9, 'Sit': 2, 'visitors.': 1, 'Six': 3, 'soothe': 1, 'proves': 2, 'exist': 1, 'postmark,': 1, 'emotion."': 1, 'palm.': 1, 'treatise.': 1, 'none."': 1, 'traversed': 1, 'smelt': 1, 'dotted': 1, 'floor': 12, 'wary': 1, '"Hardly': 2, 'uttered': 3, 'flood': 2, 'brings': 1, 'snick': 1, 'smell': 3, 'expose': 4, 'steamship': 1, 'hereby': 1, 'intend': 5, 'gone."': 3, 'stables.': 1, '"Drop': 1, 'alighted,': 1, 'comely': 2, "servants'": 2, 'action."': 1, 'persecution': 1, 'replacement': 3, '[EBook': 1, 'servants,': 1, 'proceed?"': 1, 'fastened': 7, '"Never': 1, 'confused.': 1, 'confused,': 1, 'Charles': 6, 'beamed': 1, 'time': 110, 'push': 3, 'Empire': 1, 'quantity': 1, "'I": 5, 'consumed.': 1, 'gloom.': 1, 'gloom,': 2, 'purred.': 1, 'Indians': 1, 'thankful,': 1, 'house--Mr.': 1, 'Title': 1, 'chair': 25, 'midst': 1, 'provided,': 1, 'fatigue.': 1, 'coincidence!': 1, 'Russian.': 1, 'bicycled': 1, 'good!': 1, 'wooden-walled,': 1, 'coincidence,': 2, 'methodically': 1, 'coincidence.': 1, 'speak,"': 1, 'bicycles': 2, 'tea,': 1, 'absence."': 1, 'remedied,"': 1, 'cook,': 1, '1895,': 1, 'tenacious': 1, 'whim,': 1, 'choice': 1, 'outside."': 1, 'once?"': 1, 'gloomy': 5, 'Indian,': 2, 'hairpin': 1, 'Indian.': 1, "'Baron": 1, '"Lie': 1, 'while,': 1, 'exact': 7, 'Blackwell,': 1, 'minute': 12, 'poor,': 4, 'moors,': 1, 'tampered': 5, 'bicycle,': 6, 'bicycle.': 5, 'leave': 41, 'solved': 6, 'settle': 3, 'team': 6, 'compressed.': 1, 'compressed,': 1, 'table--a': 1, 'unaware': 1, 'prevent': 10, 'border.': 1, 'overlooked': 2, 'occurrence': 2, "Elrige's": 1, 'And,': 3, 'yard,': 2, 'Date:': 1, "Gray's": 1, 'sign': 14, 'Why,': 7, 'climb.': 1, '.RE.ARE': 1, 'carpet,': 5, 'carpet.': 5, 'though,': 2, 'suggestive': 5, 'proprieties': 1, 'wriggle': 1, 'presence,': 4, 'bizarre,': 1, 'saw,': 4, 'falling': 2, 'crackling': 1, 'dust,': 3, 'Gutenberg:': 1, 'jury': 3, '"time."': 1, 'train."': 4, 'climbs': 1, 'grandparents': 1, '"Jacobs,': 1, 'cushion,': 1, 'test': 1, 'trail.': 2, 'yards': 15, 'address': 5, 'alone': 15, 'Gutenberg"': 4, 'along': 24, 'Europe.': 3, 'My': 42, 'momentous': 1, 'eccentricity.': 1, 'laurel': 1, 'merchants,': 1, 'brilliant': 6, 'ARMSTRONG.': 1, 'studied': 1, 'wherever': 3, 'degrees,': 1, '"Each': 1, 'Born': 1, 'MY': 2, 'copper,': 1, 'concealed': 5, 'relations?': 1, 'stained': 5, 'love': 13, 'READ': 1, 'prefer': 5, 'NOTICE': 1, 'Abbey': 8, 'specified': 2, 'Norwood."': 2, 'raking': 1, 'ironical': 2, 'K.G.,': 1, 'marble,': 1, 'Vanilla': 2, 'Bob': 2, 'murderers.': 1, 'crammed': 1, 'it,"': 9, 'working': 6, 'flaxen-haired,': 1, 'value.': 2, 'angry': 4, 'value,': 2, 'flannel,': 1, 'ante-room': 1, 'tightly': 2, 'amiss?"': 1, 'believe,': 1, 'vigour': 2, 'Royalty': 2, 'DAMAGE.': 1, 'postoffice': 1, 'Those': 4, 'wicked': 2, 'scratched': 2, 'oak-panelled': 1, 'over!"': 1, 'afford': 5, 'apparent': 2, 'Should': 2, 'odious': 5, 'ignorant': 1, 'stored.': 1, 'scratches': 2, 'blood.': 7, 'blood,': 3, 'task,': 1, 'honey': 1, 'preponderance': 1, '"Information': 1, 'deserved': 1, 'July.': 1, 'seen.': 7, 'originally': 1, 'pretend': 1, 'believes': 1, 'heart--it': 1, 'seen,': 1, 'stature': 1, 'believed': 3, 'Our': 25, 'mystery."': 4, 'Out': 2, 'get--and': 1, 'broad-shouldered': 1, 'locks': 1, 'one--the': 1, 'heard.': 3, 'clean-shaven,': 2, 'allowed': 7, 'week-end': 3, 'clothing,': 1, 'stole': 6, 'evidently': 13, 'scent,': 1, 'scent.': 1, "nuisance.'": 1, 'foul': 3, 'Who': 10, 'poking': 1, 'horses?"': 1, '"Whom': 3, "Huxtable's": 3, 'Why': 12, 'listen.': 1, 'none?"': 1, 'spot': 11, 'Hudson?"': 1, 'lock,': 2, 'expectation': 1, 'misshapen': 1, 'date': 6, 'such': 116, 'revealed': 3, 'codes': 1, 'disagreeable': 1, 'stress': 1, 'morning-room.': 2, 'natural': 10, 'ice-pack': 1, 'conscious': 5, 'applicant': 1, '("the': 1, 'so': 293, 'Honourable': 7, 'swollen': 1, 'Molesey': 1, 'danger-signals.': 1, '"Surely,"': 1, 'pulled': 15, 'piece-work': 1, '"Nay,': 1, 'drunken': 2, 'waterproof.': 1, 'sad-faced,': 1, 'pudding.': 1, 'noteworthy': 1, 'heraldic': 1, 'record.': 1, 'below.': 7, 'record,': 1, 'years': 35, 'course': 15, 'Damn': 1, 'quarrelled': 1, 'goods.': 1, 'won."': 1, 'tore': 7, 'solitary': 3, 'derive': 2, 'Widger': 2, 'thumb': 3, 'did,': 1, 'torn': 4, 'troubles': 1, 'descend,': 1, 'pantry,': 1, 'suspicion': 5, 'dead.': 5, 'dead,': 8, 'pitiable': 2, 'troubled': 2, 'instantly': 4, 'conveying': 1, 'readers,': 1, 'right!': 1, 'pouch,': 2, 'matches': 1, 'Bannister.': 4, 'professor.': 3, 'Bannister,': 4, 'concerned.': 2, 'year,': 6, 'records': 3, 'year.': 7, 'overpowering': 1, 'compelled': 5, 'ELSIE': 1, 'subscribers': 1, 'workmanlike': 2, 'arriving': 1, 'concerned,': 2, 'twilight': 2, 'handiwork': 2, 'Norwood.': 5, '"Let': 11, 'brink,': 1, 'shouted': 1, '"Want?': 1, 'creation.': 1, 'establishing': 1, 'trouble.': 5, 'privately,': 1, 'trouble,': 4, 'explored,': 1, 'Stanley': 27, 'quarter': 14, 'Hampstead."': 2, 'next.': 1, 'limb.': 1, 'square': 7, 'NEIGHBORHOOD': 1, 'Trumpington.': 1, 'quit,': 1, 'crushing': 3, 'thumb-mark': 1, 'Coram."': 1, 'right."': 1, 'billiard': 1, 'facsimile.': 1, 'inside."': 1, 'beetle': 2, 'Boulevard': 1, 'quarters."': 1, 'curb.': 1, 'granite.': 1, 'small,': 3, 'neighbourhood': 2, 'small.': 1, 'Smith-Mortimer': 1, 'something,': 1, 'school."': 1, 'abide': 1, 'contained': 7, 'investigation': 13, 'sibilant': 1, 'one."': 5, 'squares': 2, 'unexplored."': 1, 'bordering': 1, 'disaster.': 1, 'GUTENBERG-tm': 1, 'things,"': 1, 'possibility': 5, 'quite': 39, 'bills,': 1, 'complicated': 2, 'Either': 3, 'besides': 7, 'you?"': 7, 'liberally': 1, 'training': 2, 'came."': 1, 'disguised': 1, "Criminal.'": 1, '"how': 1, 'Thurston.': 1, 'modest': 3, 'Terms': 2, 'moment!"': 2, 'disguises': 1, 'silhouettes': 1, 'punt': 1, 'massive': 4, 'please!"': 2, 'Bayswater': 1, "couldn't.": 1, 'emotion': 1, 'saving': 1, 'specialist,': 1, 'methodical.': 1, 'spoken': 6, 'one': 346, 'sentinel,': 1, '"For': 7, 'open': 39, 'used?"': 1, 'city': 7, 'coins.': 1, 'Monday': 5, '"come': 1, 'coat.': 1, 'Reichenbach': 4, 'coat,': 3, 'accustomed,': 1, 'hurt,': 1, 'draft': 1, 'types': 1, 'dolorously': 1, 'realization': 1, 'sailor-fashion,': 1, 'bits': 1, 'stair!"': 1, 'DISCLAIMER': 1, 'afford,': 1, 'on.': 5, 'homemade': 1, 'on,': 4, 'Embassies': 1, 'spoke.': 2, 'Patrick': 3, 'spoke,': 3, 'flopped': 1, 'much.': 2, 'snatch': 1, 'original.': 1, 'miser,': 1, 'Footmarks': 1, 'waterpipe': 1, '1.E.7': 2, 'representing': 1, 'publicans': 1, 'bit.': 2, 'much-tried': 1, 'bit,': 3, 'overtaken': 1, 'depressed': 1, 'Come': 8, 'stammer': 1, 'folly': 1, 'bit!': 1, 'coats': 3, 'future': 14, 'dressed?"': 1, 'Counties': 1, 'future."': 1, 'continuously,': 1, 'page.': 1, 'heavy-faced,': 1, 'addressing': 1, 'illness': 1, 'remark.': 2, 'remark,': 1, 'sumptuous': 1, 'varnish.': 1, 'cost?"': 1, 'varnish,': 1, 'turned': 87, 'argument': 5, 'sad': 2, 'refuge': 1, 'say': 76, 'rained': 1, 'Inquiry': 1, 'buried': 7, 'lurking': 2, 'trailing,': 1, 'Mistress': 1, 'saw': 96, 'hypodermic': 1, 'sat': 41, 'law,': 3, 'BOTH': 1, 'law.': 6, 'fashionable': 2, 'exactly.': 1, 'position?"': 2, 'aside': 3, 'corridor.': 1, 'note': 31, 'Important': 1, 'take': 97, 'Half': 2, 'destroy': 4, 'bad,': 2, 'convulsive': 3, 'Hall': 11, 'time."': 5, 'printer': 1, 'opposite': 7, "she,'": 1, 'knew': 80, 'afternoon.': 1, '"Just': 4, 'afternoon,': 5, 'printed': 7, 'remarks': 1, 'knee': 2, 'inserted': 2, 'pages': 6, 'damage': 1, 'lawn': 8, 'operate': 1, '1.E.2.': 1, 'City,': 1, 'replaced,': 2, 'Manor,"': 2, 'bicyclist': 1, 'constable': 11, 'drive': 19, 'not;': 1, 'something.': 1, 'federal': 2, 'bade': 2, 'replaced.': 1, 'not!': 1, 'side-lamps': 1, "'Elsie.'": 1, 'not,': 16, 'not.': 15, 'salt': 1, 'trembled': 1, 'TRADEMARK': 1, 'Halfway': 1, 'Blue': 1, 'walking': 4, 'Lord!"': 1, 'marshalled': 1, 'babbled': 1, 'imagines': 1, 'rejoice,': 1, 'friction': 1, 'bright': 6, 'hiding-place': 4, 'Slaney': 3, 'suspect?"': 3, 'aggressive': 2, 'imagined': 10, 'nearer,': 1, "Dundee.'": 1, 'slow': 1, 'unkind': 1, 'Section': 7, 'prim,': 1, 'coaxing': 1, 'going': 29, 'hinge,': 2, 'lanterns.': 1, 'dreamed': 1, 'complexion': 2, 'peeped': 1, 'clawing': 2, "I'll": 34, 'sealskin,--and': 1, 'rejoiced': 2, 'open,': 19, 'infallibly': 1, 'assistant': 3, 'Lexington': 1, 'clang': 1, 'keys.': 1, 'appetite."': 1, 'india-rubber': 1, 'imagine,': 3, 'imagine.': 1, 'brandy,': 1, 'lucidity': 1, 'awaiting': 3, 'to-night."': 2, 'Having': 3, 'life."': 1, 'business."': 1, 'blind,': 4, 'keenly': 5, 'artist': 1, 'incident--the': 1, 'judgment."': 1, 'tear,': 1, 'absurdly': 3, 'worried': 1, 'taxes.': 1, 'Manchester': 1, 'landlord': 4, 'marred': 1, 'where': 107, 'hinged': 2, 'vision': 2, 'ghastly': 3, 'GRAPHIC': 10, 'names,': 1, 'threats,': 1, '"Because,': 1, 'hopes?': 1, 'overflowed': 1, 'impressions': 1, 'hastened': 4, 'aroused': 3, 'budding': 1, 'reports,': 1, 'Kent,': 2, 'furniture,': 1, 'compliance.': 1, 'That': 44, 'man;': 2, 'man?': 2, "Elsie's": 1, 'Jonas': 13, 'ALIBI': 1, 'refreshed': 1, 'Oakington': 1, 'performance.': 1, 'man,': 78, 'U.S.': 3, 'man.': 31, 'rage,': 2, 'news-bill': 1, 'impression,': 4, 'aberration': 1, 'screen': 3, 'guarded': 1, 'gratefully': 1, 'symbols.': 1, 'spare': 11, 'graceful,': 2, 'menacing': 2, 'beginning."': 1, 'suppressed': 4, 'burglar."': 1, 'concentrated': 2, '"None': 2, 'agents."': 1, 'farcical': 2, 'sir--nothing."': 1, 'many': 37, 'down?"': 2, 'west,': 1, 'representative.': 1, 'demur': 1, 'mane': 1, 'LIABLE': 1, 'Cornelius': 2, 'expression': 9, "can't": 26, 'allowance': 1, "sir'--at": 1, '"Strange,': 1, 'want?': 1, 'prepare)': 1, 'demurely.': 1, 'notebook."': 1, '"Other': 1, 'sentinel': 1, 'lane.': 1, 'want.': 2, 'boat': 2, 'decide."': 1, 'Address:': 2, 'dress.': 1, 'stretch': 5, 'west': 1, 'workman--one': 1, 'breath': 6, 'friendly?"': 1, 'practised': 1, 'motives': 3, 'mission,': 1, 'plague-spot': 1, 'covering': 2, 'wants': 1, 'him--Mr.': 1, 'enable': 1, 'lanes': 1, 'thousand': 16, 'formed': 11, 'consigned': 1, 'observe': 9, 'Agatha': 1, 'Play': 1, 'lost,': 1, 'former': 3, 'closed,': 1, 'Formerly': 1, 'motive,': 2, 'motive.': 2, 'pretence': 1, 'consulted': 2, 'successes': 3, 'bereavement,': 1, 'foul-mouthed': 2, 'unnecessary,"': 1, 'situation': 9, 'written,': 1, 'chair."': 1, 'region': 1, 'coolly,': 1, "housekeeper's": 1, 'chat': 1, 'injudiciously': 1, 'DID': 1, 'clang.': 1, 'brow': 6, 'surveying': 1, 'engaged': 14, 'action?"': 1, 'edge.': 1, 'weapon.': 3, 'absent,': 2, 'birth.': 1, 'tiny': 2, 'Norwood,"': 1, 'beginning,': 1, 'marshes': 1, 'feelings."': 1, '"Unless': 3, 'wire,': 1, 'ivy': 3, 'wire.': 2, 'hidden,': 1, 'cost!': 1, 'dragging': 1, 'arrest?"': 1, 'train!': 1, 'train,': 3, "it.'": 1, 'wiring': 1, 'immense': 3, 'it."': 49, 'thief.': 1, 'forebodings': 1, 'irksome': 1, 'raining.': 1, 'mouldering': 1, 'come!"': 2, 'motioned': 1, '\'Elrige\'s\'?"': 1, 'him----"': 1, '"Tut,': 1, "joker?'": 1, 'wires': 1, 'hunting-crop,': 1, 'stepping-stones': 1, 'associations.': 2, 'I': 2519, 'air-gun': 3, 'motionless;': 1, 'weight,': 1, 'stationmaster.': 1, 'edges': 2, 'wired': 4, 'advertisement': 2, 'correct?"': 1, 'cheery': 1, 'railway': 2, 'motionless.': 1, 'investigation?"': 1, 'tracking': 1, 'failure,': 1, 'impatiently.': 3, 'MISSING': 1, 'mortuary,': 1, 'vacant': 4, 'madness,': 1, 'pacing': 6, 'ungracious': 1, 'peculiarities': 1, 'costs': 3, 'trains': 1, 'shut.': 2, 'shut,': 2, 'Surrey."': 1, 'good-naturedly.': 1, 'summer': 2, 'followed.': 2, 'condition.': 1, 'being': 49, 'truculent': 1, 'obtained.': 1, 'ex-clergyman,': 1, 'rest': 13, 'necessary."': 1, 'Addleton': 1, 'him--you': 1, 'George!"': 1, 'provocation': 1, 'occasional': 2, 'certainty,': 1, 'hoofs,': 2, 'ex-President': 1, 'Afterwards,': 1, 'suavely.': 1, 'STRICT': 1, 'instrument': 3, 'parson': 1, 'Anonymous': 2, 'continuation': 1, 'strange,': 4, 'vehicle,': 1, 'else,': 3, "Pietro's": 1, 'slim,': 1, 'around': 5, 'unerring': 1, 'trousers?': 1, 'sums': 1, "Carston'--dear": 1, 'dark': 40, 'snarl': 3, '"Hum!': 3, '6.': 1, 'sorry,': 3, 'trousers,': 2, 'world': 17, 'trousers.': 2, 'her--God': 1, 'vague': 3, 'dare': 11, 'Terrace;': 1, 'sensational': 7, '60': 1, 'first,"': 1, 'bluebottles,': 1, 'stranger': 5, 'clad': 5, 'brightness': 1, 'Holmes--simply': 1, 'Augustus': 4, 'east-coast': 1, 'white-haired': 1, 'clay': 4, 'Sharp': 1, 'blonde,': 1, '"Gentlemen,"': 1, 'satisfactory': 1, '"LATER.--It': 1, "couldn't": 12, 'fiver': 1, 'crabbed': 1, 'arrested': 6, 'confide.': 1, 'members,': 1, 'destroy.': 1, 'thinks': 3, 'FRIESLAND,': 1, 'scandals': 1, 'Smith,': 7, 'slight,': 1, 'slight.': 2, 'fright,': 1, 'seaman': 4, 'claw,': 1, 'consuming': 1, 'favourite': 2, 'Charing': 7, 'exit': 1, '23rd': 1, 'happened': 16, 'think.': 2, 'waited.': 1, 'think,': 16, 'waited,': 1, 'scientific': 6, 'power': 8, 'intimate': 7, 'prosecution': 1, "doctor's": 7, 'poise': 1, 'forgetfulness': 1, "'All": 1, "You'll": 5, 'suppose?"': 9, 'moment,"': 2, 'luxurious': 1, 'name--Elsie': 1, 'stone': 7, 'retraced': 1, 'countenance,': 1, 'meal': 1, 'Bull,': 1, 'fraying': 1, 'guilt--but': 1, 'act': 6, 'revenge.': 1, 'luck': 6, 'scandal.': 3, 'scandal,': 3, 'curling': 1, '"Because': 17, 'No': 37, 'antidote': 1, 'forehead,': 5, 'legged': 1, 'forehead.': 2, 'chart.': 1, 'music."': 1, 'treated,': 1, 'moped': 1, 'apologize': 2, 'Empty': 1, 'technically': 1, 'sealer': 1, 'tropical': 1, 'trip,': 1, 'burglar': 5, 'appeared,': 4, 'her': 314, 'endeavouring': 9, 'gleam': 9, 'Collection': 1, 'meals': 1, 'sealed': 2, 'courses': 1, 'Grenoble,': 1, 'back."': 3, 'secrets,"': 1, 'bristled': 3, '"Alas!': 1, 'departed,': 1, 'N,': 2, 'complete': 16, "child's": 2, 'PINCE-NEZ': 1, "'87?": 1, 'counter,': 2, 'displacement': 1, '"About': 1, 'exchanges,': 1, 'another.': 3, 'another,': 3, 'with': 893, 'handsome': 3, 'pull': 3, 'rush': 1, 'overlooking': 1, 'House': 3, 'he?': 1, 'he;': 2, 'nearest': 5, 'do."': 2, 'fiancee--says': 1, 'fiend.': 1, 'bookcase.': 1, 'copying,': 2, 'he,': 63, 'stonily': 2, 'he.': 105, 'agree': 11, 'gasped.': 3, 'detailed': 1, 'gone': 29, '"What!': 1, 'pity,': 1, 'invigorating': 1, 'exhausted': 5, 'certain': 35, 'am': 186, 'Thursday': 2, 'an': 404, 'How': 20, 'as': 624, 'side-table.': 2, 'at': 720, 'walks': 1, 'watched': 12, 'pedestal': 2, 'qualities,': 1, 'constabulary': 1, '"we\'ll': 1, '"Oh!': 2, 'To-night': 1, 'gaitered': 1, 'Watson': 8, 'cheer': 1, 'memoranda.': 1, 'trick,': 2, 'querulous': 1, 'trick.': 2, 'PETER': 1, 'Lady': 26, '(does': 1, 'disgraceful': 1, 'Verner,': 1, 'indemnify': 1, 'walk,': 1, 'hand."': 6, 'money-bags?"': 1, 'oh!': 1, 'waving': 1, 'absconding': 1, 'Together': 2, 'intimation': 1, 'accent.': 1, 'side-whiskers.': 1, 'Susan?"': 1, 'shipping': 2, 'agent!"': 1, 'tricks': 3, 'groom': 1, 'mask': 3, 'respectable,': 4, 'CONTRACT': 1, 'Street': 18, 'mass': 2, 'Hardy,': 2, 'finally,': 12, 'original': 4, 'presentment': 1, '[Last': 2, 'consider': 4, 'caused': 16, 'instincts': 1, 'Woodley,': 5, 'Woodley.': 3, 'wilderness,': 1, '(if': 1, 'gate-post': 1, 'happy,': 2, 'scrupulously': 1, 'oaths': 1, 'friendless': 1, 'McLaren.': 1, 'attentive': 1, 'duty,': 2, 'squeal': 1, 'Donations': 2, 'startled': 1, 'Evil': 1, 'to': 2624, 'tail': 2, 'horse."': 1, 'creaking': 1, 'gallops.': 1, 'dressing': 2, 'smile': 10, 'linguist,': 1, 'knotted': 1, 'profession,': 1, 'cause,': 1, 'buttons.': 1, 'appointment': 3, 'returned': 19, 'puzzled': 6, 'conjectured': 4, 'thing?"': 2, 'typewriting.': 1, 'Kennington': 6, 'diary': 2, 'Mafia': 1, 'conscience,': 1, 'soften': 1, 'cunningly': 1, 'condition': 2, 'pronounced': 2, 'memorandum': 1, 'confession.': 2, 'cable': 2, 'HOUSE': 1, 'cord.': 1, 'laying': 4, 'joined': 3, 'broken,': 1, 'interval."': 1, 'large': 33, 'sang': 2, "'Elsie,'": 1, 'small': 57, 'voyage.': 1, 'wearily.': 2, 'sank': 13, 'quicker': 3, 'methodical': 1, 'foundation': 1, 'hour.': 5, 'hour,': 12, 'past': 19, '"Certainly.': 1, 'carriages': 2, 'honourable': 3, 'pass': 13, 'Bureau,': 1, "Devine's": 2, 'planking,': 1, 'poisonous': 1, 'resume': 1, 'am--but': 1, 'undecided': 1, 'tailor.': 1, 'jemmy,': 2, 'method': 4, 'contrast': 2, 'revealing': 1, 'full': 34, 'escaping': 1, '"Only': 6, 'freakish.': 1, 'carriage,': 3, 'hours': 18, 'dregs': 2, 'Lestrade': 35, 'it--just': 1, "Bannister's": 2, 'monogram,': 1, 'tires.': 2, 'me--to': 1, 'dramatist': 1, 'clapping,': 1, 'morass,': 2, 'morass.': 1, 'gout,': 1, '"Soames': 1, 'compliance': 3, 'fugitives,': 1, 'experience': 6, 'yourself,': 4, 'yourself.': 5, 'healthier': 1, 'pick': 5, 'action': 10, 'December--four': 1, 'murdering': 2, 'concerned': 2, 'rummaging': 1, "day's": 7, 'followed': 25, 'Harding,': 1, 'master?"': 1, 'cross-bars': 1, 'roof.': 1, 'Cardinal': 1, 'threatening,': 1, 'turning-chair': 1, 'out-of-work': 1, 'bedside.': 1, 'rests.': 1, 'select': 4, 'guess,': 1, 'impunity.': 1, 'Willoughby': 8, 'You,': 1, 'cable?"': 1, 'enliven': 1, 'petroleum': 1, 'Egypt,': 1, 'red-moustached': 3, 'brass-work': 1, 'implore': 2, 'flowers.': 1, 'watch.': 4, 'Watson--mental,': 1, 'Peak': 1, 'God,': 1, 'Russian': 3, 'WARRANTY,': 1, 'more': 168, 'CYCLIST': 1, 'door': 84, 'Apparently,': 1, 'company': 3, 'spoilt': 1, 'Patrick.': 2, 'tufted': 1, 'marriage,': 2, 'marriage.': 5, 'documents,': 1, 'KIND,': 1, 'cunning': 11, 'keeping': 11, 'muscles': 1, 'Gods': 1, 'drive,': 1, 'loose--no,': 1, 'identify,': 1, 'alive,': 1, 'side-whiskers': 2, 'perfect--to': 1, 'learn': 7, 'knocked': 11, 'Russia,': 1, 'everything.': 2, 'Your': 7, 'experiences.': 1, 'beautiful': 16, 'disgrace,': 1, 'prompt': 1, 'stated': 3, 'work--that': 1, 'casts.': 1, 'suggestions': 2, 'accept': 4, 'autumn': 3, 'walked.': 1, "'95": 1, 'homesickness,': 1, 'reconstruct': 3, 'sense': 6, 'prostration': 1, 'dress': 7, '"Well,"': 6, 'huge': 9, 'exclusion,': 1, 'equanimity,': 1, 'dinner-gong.': 1, 'disconsolate': 1, 'imminent': 1, 'owner': 7, 'Cavendish,': 1, 'purpose?"': 1, 'glowing': 3, 'fiercely.': 1, 'footman': 3, '"Kensington': 1, 'creature': 5, 'waved': 1, 'plant': 1, 'needed--by': 1, 'plans': 5, 'Ah!"': 1, 'countryside': 2, 'meals,': 1, 'modification,': 1, 'state,': 2, 'latch,': 1, 'Gilchrist': 2, 'lose.': 1, 'roost,': 1, 'Overton--a': 1, 'appealed': 4, 'state?': 1, 'Redistributing': 1, 'refuse': 4, 'cablegram.': 1, 'INCIDENTAL': 1, 'register': 2, '"weald,"': 1, 'thoroughfare.': 1, 'France,': 2, 'France.': 3, 'name--a': 1, 'cases.': 1, 'cases,': 4, 'villagers,': 1, 'thoroughfare,': 1, 'helplessly': 1, '"Exactly--one': 1, 'adorned': 1, 'glade,': 1, 'upturned,': 1, "Luke's,": 1, 'nurse--taciturn,': 1, 'trade': 3, 'treat,"': 1, 'attitude': 3, 'Saunders."': 1, 'signs': 10, 'smiling': 3, 'its': 65, 'roots': 1, 'village.': 1, 'rapidly': 12, 'fly?"': 1, 'develops.': 1, 'course.': 4, 'course,': 38, 'hounds': 1, 'truth.': 6, 'truth,': 4, 'between.': 1, '1.F.': 1, 'travelling': 1, 'hobnobbed': 1, 'course?': 1, '"Admirable!"': 1, 'Kensington,': 1, 'it.': 155, 'it,': 93, 'severely': 1, 'sign,': 1, 'propose': 10, 'sign.': 1, 'Kensington.': 3, 'Michael': 2, 'busied': 2, 'it!': 2, 'it?': 13, 'skipper': 4, 'adjusted.': 1, 'Three-forty': 1, 'passage,': 4, 'passage.': 5, 'great,': 4, 'deed?': 1, 'reassured': 1, 'frequented': 1, 'unguarded?': 1, 'all.': 14, 'all,': 20, 'boxing.': 1, 'kind-hearted.': 1, 'deed.': 2, 'coarse,': 1, 'deed,': 1, 'overwrought.': 1, '"Certainly': 4, 'found': 113, 'avenged.': 1, 'men,"': 2, 'Hilton,': 2, 'band--nothing': 1, 'status': 4, 'shock': 4, 'begged': 7, 'upstairs': 2, 'parts.': 1, 'waking': 1, '"Dear': 11, 'quick!': 1, 'investigated': 1, 'Bangor,': 1, 'worn,': 1, 'operation': 2, 'murders': 2, 'rough-haired,': 1, 'quick,': 9, 'really': 43, 'try': 12, 'unhappily,': 1, 'missed': 4, '"\'The': 1, 'sensation,': 1, 'mattered': 1, 'research': 6, 'killed,': 1, 'reestablishment': 1, 'rejoice': 1, 'brindled': 1, 'squatted': 1, 'invalid,': 1, 'grati--most': 1, 'attentions': 1, 'passing,': 1, 'nervously': 2, 'Staunton."': 2, 'belief': 2, 'risen': 3, "HUXTABLE'S": 1, 'Builder': 1, 'arable': 1, 'murmur': 1, 'imagine': 20, 'POST': 1, 'positive."': 1, 'reproach': 1, 'attention,': 6, 'guests.': 1, 'attention.': 7, 'retained': 1, 'devoid': 1, "woman's": 6, 'easier,': 1, 'detective,': 4, 'lieu': 2, 'occur:': 1, 'foot-marks."': 1, '"Suddenly,': 1, 'black,': 4, 'clump': 1, 'profusion,': 1, 'stair.': 2, 'stair,': 5, 'gazed': 4, 'slipped': 8, 'patience': 2, 'number': 16, 'slipper': 1, 'yet--though': 1, 'murmured': 2, 'this?"': 9, 'glitter': 1, 'guessed."': 1, 'pledge': 3, 'remember,': 6, 'week--I': 1, 'suddenly,': 4, 'her--a': 1, 'sure!': 2, 'introduction': 1, '2012]': 1, 'am."': 2, 'threatening': 1, 'sobs.': 1, 'excitable': 3, 'half-sovereign,': 1, 'calculations': 1, 'hunting-crop': 1, 'Appledore,': 1, 'syringe.': 1, 'malicious,': 1, 'assaults,': 1, 'sympathies': 4, 'first,': 2, 'first.': 6, 'idea!': 1, 'broad-brimmed': 1, 'Ruston,': 1, 'interviewed': 1, 'immediate': 9, 'threaded': 1, 'refund': 6, 'consult': 2, 'explanations,"': 1, 'forward,': 7, 'forward.': 1, 'Mackleton,': 2, 'and----"': 1, 'lips."': 1, 'determines': 1, 'Often': 1, 'Hope,': 4, 'bitter': 7, 'calculation.': 1, 'despatch-box.': 3, 'ranging': 1, 'formed."': 1, 'were--then': 1, 'determined': 6, 'marriage': 9, 'rummaged': 2, 'round."': 1, 'head.': 21, 'listen': 5, 'remembers': 1, '"Stop': 1, 'Hall.': 8, 'Replacement': 1, 'policeman."': 1, "Armstrong's": 2, 'mossy': 1, 'possibilities.': 1, 'compunction': 1, 'word."': 2, '"Bite': 1, 'Halloa,': 2, 'servitude': 1, 'blond': 1, 'country,"': 2, 'counsel,': 1, 'sell': 1, '1883,': 2, '1883.': 1, 'descended,': 1, 'fashion!': 1, 'scrawled': 3, 'fashion,': 9, 'lashes.': 1, 'fashion.': 6, 'wish,': 1, 'Clue': 1, 'also': 49, 'late."': 1, 'bush?"': 1, 'hop."': 1, 'rustle,': 1, "hour's": 3, 'frail': 2, 'knobs': 1, 'understand,': 5, 'fashion:': 2, 'understand.': 5, 'seized': 13, 'play': 15, 'departmental': 2, 'girl,"': 1, 'ejaculated,': 1, 'exulted': 1, 'swiftly': 10, 'Overton,': 3, 'gained?"': 1, 'wedded': 1, 'accepting': 1, 'bustled': 2, 'moss,': 1, 'demand': 3, 'customer."': 1, 'sometimes': 8, 'cover': 7, "Barnicot's": 3, 'discomforts': 1, 'ten-mile': 1, 'barred': 2, "Nature's": 1, 'silver.': 1, 'barrel': 4, 'justify': 6, "Duchess's": 1, 'dragged': 7, 'sharp,': 2, '"Good': 10, 'Cross,': 2, 'plaster,': 1, '"She': 11, 'gold': 3, 'Carey."': 1, 'letters--imprudent,': 1, 'Had': 5, 'fatal,': 1, 'fatal.': 3, 'United': 10, 'distributed,': 1, 'entity': 3, 'Has': 2, 'overwhelmed': 3, 'occupation': 1, 'sideboard': 1, 'table?"': 4, 'writer': 1, 'matting': 1, 'failed': 9, 'high-keyed': 1, '"Since': 1, 'lad,': 3, 'columns': 2, 'Prime': 9, 'out.': 13, 'centuries,': 1, 'niggard': 1, 'ten-pound': 1, 'dependent': 1, 'alive.': 2, 'simple!"': 1, 'heavy-game': 1, 'resent': 1, 'bust."': 1, 'mentioned,': 1, 'closely': 1, 'since,"': 1, 'alive?': 1, 'frightening': 1, 'yielded--as': 1, 'enemy': 1, 'Premier.': 2, 'Help': 2, 'alluded,': 1, 'cry': 10, 'sir?"': 6, 'sojourn': 1, 'Continent': 1, 'banking': 1, 'dismounted': 1, 'furnish': 1, 'frantically': 1, 'Fournaye': 2, 'obscure': 3, 'river': 1, 'rivet': 1, '"Twenty': 1, 'approaching': 1, 'bulky': 3, 'engaged?"': 1, 'delicately': 1, 'set': 32, 'For': 43, 'doorstep."': 1, 'understand,"': 1, 'sex': 1, 'payments.': 1, 'touch': 7, 'see': 195, 'papers?"': 2, 'outwardly': 1, 'overboard': 2, 'writings,': 2, 'enclosure,': 1, 'knees': 6, 'spirits': 2, 'girl.': 3, 'speed': 1, 'license,': 2, 'heading': 3, 'girl,': 4, 'beasts': 1, 'knowing': 9, "'Never": 1, 'announcement': 1, 'premises': 1, 'brewing': 1, 'untouched': 1, 'incident': 14, 'politics.': 3, 'unpleasant.': 1, 'politics,': 1, 'condoned': 1, 'Served': 1, 'monster,': 1, 'averse,': 1, 'last': 133, 'rambles,': 1, 'entering.': 1, 'ago,"': 2, 'connection': 9, 'entered,': 3, 'returned.': 1, 'Violet': 4, 'spirit.': 1, 'poverty': 1, 'whole': 53, '"Having': 1, 'WARRANTY': 1, 'electrician': 1, 'town,': 11, 'town.': 4, 'radiant.': 1, 'acted': 8, 'sleeve,': 1, 'valuable--which': 1, 'unheard-of': 1, 'community': 2, 'hollow': 1, 'adjoining': 1, 'frosty': 3, "ladyship's": 2, 'church': 1, 'assented.': 1, 'indefinite': 1, 'drawn.': 1, 'drawn,': 1, 'belt': 1, 'devil': 2, 'markings,': 1, 'Students': 1, 'acceptance': 1, 'clay.': 1, '"Which': 2, 'rattle': 3, 'rushed,': 1, "d'Albert.": 1, 'eyebrows,': 2, 'Card': 1, 'eyebrows.': 2, 'firm': 2, 'fire': 5, 'letters?"': 3, 'proprietary': 1, 'mortification.': 1, 'mine': 4, 'eyes."': 2, 'adaptable': 1, 'correspond,': 2, 'sleeves': 1, 'systematic': 1, 'explained,"': 1, "She's": 3, 'wheeled': 2, 'police,': 2, 'handling': 4, 'Old': 6, 'blindness,': 1, 'judicial': 1, 'straight': 17, 'remains.': 1, 'suburb,': 1, 'Harker': 4, 'admire': 1, 'Crocker.': 2, 'Crocker,': 4, 'pressed': 3, 'Church': 3, 'Marker': 2, '"Very': 14, 'Miss': 13, 'brawny': 1, 'owed': 2, 'incidents?': 1, '30': 1, 'say."': 3, 'agitation': 5, 'court-martial.': 1, 'sighed,': 1, 'eve': 1, 'incidents,': 1, 'Mathews,': 1, 'couldn\'t!"': 1, 'professor,': 1, "Norway--I'll": 1, 'akimbo,': 1, 'Stock': 2, 'he--the': 1, 'soaked': 1, 'afoot.': 1, 'theatre.': 1, 'choking': 2, 'Norwich': 1, 'maids': 1, 'cousin--not': 1, 'So,': 2, 'quest,"': 1, 'shorter': 1, 'rules': 3, 'examined,': 2, 'independently?"': 1, 'DIRECT,': 1, 'pipe,': 1, 'mortifying': 1, 'repetitions': 1, 'dejected,': 1, 'death--traces': 1, 'cigar': 7, 'alert': 11, 'cabin."': 1, 'field!"': 1, 'disappointed.': 1, 'come--both': 1, 'necessity': 2, '1.E.8.': 2, 'stack': 1, 'recent': 7, 'yet?': 1, 'expend': 1, 'lad--a': 1, 'inches,': 2, 'gipsies.': 1, 'Son': 1, 'yet.': 7, 'person': 28, 'yet,': 7, 'astonished.': 1, 'maid.': 2, 'maid,': 6, 'towns,': 1, 'sprightly,"': 1, 'secretary?"': 1, 'clasped': 3, 'owner--and': 1, 'O,': 3, 'listening': 1, 'telegram': 20, 'THREE': 2, 'kit."': 1, 'conduct."': 1, 'electronically,': 1, '"But,': 1, 'steamers': 1, 'grass-strewn': 1, 'victim,': 1, 'feared,': 1, 'defenders': 1, 'ladies.': 1, 'cuffs': 1, 'image-breaker': 1, 'surprises': 1, 'relief': 1, 'advertisements': 1, 'chest': 1, 'individual.': 1, 'eager': 5, 'parents': 3, 'depravity': 1, 'establishment--boys,': 1, 'surprised': 13, 'amusing': 2, 'On': 43, 'victims': 1, 'doors': 3, 'seventeen,': 1, 'Of': 29, 'couple': 7, 'arrest.': 1, 'acquiescence,': 1, 'suffering': 1, 'quest': 3, 'clutched': 3, 'cabin.': 4, 'cabin,': 3, 'lunacy': 1, 'flannel': 1, 'ON': 1, 'promising': 2, 'imposed': 1, 'discs.': 1, 'OF': 32, '"Instead': 1, 'done,"': 1, 'continue': 5, "possession.'": 1, 'surprise,': 1, 'conclusion,': 3, 'conclusion.': 2, '"Inquiries': 1, 'OR': 6, 'names': 5, 'expedition,': 3, 'methods': 6, 'Pray': 1, 'spring': 8, 'pals': 2, 'necessaries': 1, 'obscure.': 1, 'obscure,': 1, 'mighty': 1, 'sight': 10, 'curious': 25, 'sprint': 1, 'pale': 9, "o'Groat's,": 1, 'bone': 1, 'Produced': 2, 'benefactor,': 1, 'twinkle': 1, 'Familiar': 1, 'Pietro': 4, 'gateway': 2, 'pond?"': 2, 'miscalculated': 1, '1.D.': 1, 'bed-chamber.': 1, 'dating': 1, 'correspondents."': 1, 'inclination': 1, 'be': 532, 'sixteen': 2, 'Look': 7, 'stonemason,': 1, 'retiring.': 1, 'STUDENTS': 1, 'crooks': 1, 'ferret-like': 1, 'agreement': 11, 'attic.': 1, 'nowhere': 3, 'moods,': 1, 'worlds.': 1, 'by': 363, 'Mall,': 1, 'Domain': 1, 'anything': 43, 'simplify': 1, 'well-shaped': 1, 'straightened': 2, 'drama,': 1, 'Beppo,': 3, 'deserves': 1, 'Beppo.': 1, 'regular': 3, 'poker!': 1, 'possesses.': 1, 'blackmailed': 1, 'stable.': 1, 'humouredly.': 1, 'fast.': 2, 'repair': 1, 'sternly.': 2, 'naturally,': 1, 'reverence': 2, 'vain.': 3, 'into': 234, 'fast,': 2, 'plainest': 1, 'Young': 3, 'awaited': 2, 'appropriate': 1, '"Maybe': 2, 'tall,': 12, 'joking': 1, 'retrieving': 1, 'spending': 2, 'gentleman?"': 1, 'submit': 1, 'custom': 3, 'occupy': 1, 'lithe': 1, 'sleeper,': 2, 'Blackwater,': 1, 'burrow.': 1, 'suit': 5, ':': 9, 'Overton."': 1, 'opens': 5, 'turned,': 1, 'considerably': 3, 'impudent': 1, 'holdings,': 1, 'inches': 5, 'relaxed': 1, 'turned.': 1, 'interested,': 1, 'bottom."': 1, 'interested.': 2, 'Pencils,': 1, 'deductions': 1, 'link': 2, 'developments.': 1, 'developments,': 2, 'Saltire.': 1, 'line': 18, 'considerable': 15, 'posted': 6, 'books."': 1, 'open.': 8, 'after."': 1, 'MEN': 1, 'Africa': 4, 'up': 199, 'us': 197, 'medical': 4, 'mire."': 1, 'side.': 9, 'side,': 7, 'instruct,': 1, 'reconcile': 2, 'pencil': 6, 'influence': 4, 'lost.': 2, 'racer.': 1, 'mercy.': 1, 'Outside': 3, 'tool,': 1, 'settled,': 1, 'study-table.': 1, 'settled.': 1, 'well,"': 4, 'graceful': 2, 'beginning.': 3, 'living.': 2, 'living,': 1, 'rescue.': 1, 'self-command.': 1, 'self-command,': 2, 'puzzling': 1, 'gbnewby@pglaf.org': 1, 'idleness': 1, 'invalid': 1, 'preventing': 1, 'hole.': 1, 'definitely': 3, 'actors': 2, 'action--you': 1, 'Chiselhurst': 2, 'proofs."': 2, 'trouser': 2, 'energetic': 2, 'Mount-James': 2, 'window-sash,': 1, 'sir.': 23, 'water-pool,': 1, 'faintly': 1, 'home."': 2, 'Park,': 1, 'suppression': 2, 'ten-thirty.': 1, 'Soames--they': 1, 'sides': 3, "Hayes's": 1, 'ago': 11, 'inside?"': 1, 'lane': 1, 'land': 1, 'unclasped': 1, 'cling': 1, 'valuables': 1, 'affair.': 2, 'age': 4, 'lank': 2, 'walked': 22, 'ship--hot-headed,': 1, 'copy,': 7, 'affair,': 4, 'Coram,"': 1, 'fresh': 28, 'having': 28, 'code': 1, 'instantly,': 1, 'instantly.': 1, 'occurred,"': 1, 'Brackenstall': 9, 'scratch': 6, 'splashing': 2, 'results': 5, 'existing': 1, 'Huxtable.': 1, 'sir:': 1, 'Huxtable,': 10, 'softer': 1, 'game--sort': 1, 'broader': 1, 'dainty': 1, 'amiss': 1, 'gossip': 1, 'shrugged': 10, 'fate."': 1, 'Lucas,': 5, 'inferences': 2, 'seemed': 58, 'afterwards."': 1, 'detectives': 1, 'description': 7, 'young': 111, 'painless.': 1, 'housemaid,': 1, "Coram's": 1, 'Step': 1, 'keen,': 2, 'carelessly': 1, 'Madman,"': 1, 'sent': 32, 'SLANE.': 1, 'report?"': 1, 'garden': 18, 'informed,': 1, 'panting': 2, 'employ."': 2, 'result.': 2, 'men--which': 1, 'abduction': 2, 'man,"': 3, 'continued': 9, 'thoughtfully,': 1, 'resource.': 1, 'marry': 5, 'certainly,': 2, 'hinges.': 1, 'fewer': 1, 'damning': 2, 'anxious': 14, 'sleeping.': 1, 'opticians': 1, 'cigar,"': 1, 'interrupted."': 1, 'watch-chain."': 1, 'insolence': 1, 'detective.': 4, '"Indeed.': 1, '"Indeed,': 1, 'girl--for': 1, 'disordered': 1, '"Indeed!': 1, 'licensed': 1, 'crook': 1, 'faculty': 1, 'Three--two': 1, 'ask--an': 1, 'incidentally': 1, '"Don\'t': 10, 'odd': 2, 'well-wrought': 1, 'International,': 1, 'that,': 60, 'index': 1, 'that.': 20, 'business': 23, "Abbey's": 1, 'masonry.': 1, 'waning': 2, 'under-gardener,': 1, 'expressed': 1, 'hereditary': 1, 'paying': 2, 'that?': 5, 'that;': 1, 'Amazement': 1, 'firms': 1, 'bird': 1, 'drawing-room.': 1, 'manoeuvred': 1, 'sir--a': 2, 'led': 33, 'eminently': 1, 'leg': 2, 'respectively': 1, 'gathered': 4, 'answered.': 11, 'answered,': 5, 'let': 59, 'everything,': 3, 'consideration': 1, 'swims!': 1, 'invented': 3, 'fifteen': 2, 'effected,': 1, 'untidiness': 1, 'effected.': 1, 'vinegar': 1, 'great': 71, 'engage': 3, 'firm,': 2, 'receive': 8, 'involved': 3, 'me--the': 1, 'scullery-maid.': 1, 'Campaign,': 2, 'Ralph,': 1, 'survey': 2, '"What\'s': 1, 'carrying.': 1, 'defeat': 2, 'opinion': 4, 'makes': 7, 'ingloriously': 1, 'attends': 1, 'withdrew,': 1, 'limited': 3, 'slogging': 1, 'entangled."': 1, 'penny--not': 1, 'complying': 3, 'apartment,': 2, 'maids,': 1, 'convinced,': 1, 'tools': 1, 'given.': 1, 'given,': 1, 'standing': 13, 'dreams.': 2, 'confidence': 8, 'burden,': 1, 'Presently': 1, 'weakness,': 1, 'illegal': 1, 'unknown.': 3, 'unknown,': 2, 'next': 37, 'eleven': 9, 'duplicate': 3, 'doubt': 48, 'client,': 4, "'sever,'": 1, 'client.': 3, 'lock': 2, 'midday': 1, 'touched': 7, 'box,': 1, 'box.': 3, 'stabbing': 2, 'baffled': 1, 'textbook,': 1, 'queerer': 1, 'occurred': 12, 'sir,': 84, 'backhander,': 1, 'carrying': 2, 'sharply': 1, 'Holmes--and': 1, 'sir;': 3, '"Sorry': 1, 'sir?': 3, 'customer': 1, 'retreated': 1, 'this': 581, 'athlete': 1, 'clients': 2, 'case--one': 1, 'thin': 15, 'drawing-room,': 2, 'remarks,': 1, 'water,': 3, 'murmuring': 1, 'rack,': 1, 'Police': 1, 'bent': 6, 'tobacco-pouch': 2, 'process': 1, 'murder."': 4, 'coolness': 1, 'slim': 1, 'rode': 4, 'purposes': 1, 'pieces': 2, 'high': 29, 'slit': 1, 'bend': 1, 'slip': 7, 'none.': 2, 'none,': 2, 'sitting-room': 3, 'class.': 1, 'educational': 1, 'Several': 4, 'shuffled': 1, 'destroying': 2, 'paled': 1, 'manacled': 1, 'witnessed,': 1, 'Sooner': 1, 'delay': 2, '"Undoubtedly."': 1, 'heavens!"': 1, 'insistent': 1, 'native': 1, 'establishment': 4, 'clasping': 1, 'paler': 1, 'word,': 8, 'singular': 23, 'Cock,"': 1, 'near,': 2, 'perceiving': 3, 'tied': 5, 'listened.': 1, 'purpose.': 5, 'lines,': 1, 'notebook': 9, '"Three': 1, 'fits': 1, 'foremost': 1, 'autograph': 1, 'varied': 1, 'pale,': 3, 'realized': 6, 'significance,"': 1, 'ordered,': 1, 'professed': 1, 'One': 20, 'allow': 8, 'pyramids': 1, 'liked,': 1, 'Catholic': 1, 'wares': 1, 'consulting-room,': 1, 'thigh': 1, 'stratagem': 1, 'to-morrow."': 1, 'ladies': 2, 'doubtful': 1, 'produced': 7, 'existence.': 2, '"Capital!"': 2, 'womanly.': 1, "wife's": 2, 'perfect': 8, 'trace,': 1, 'lonely,': 1, 'pyramidal': 1, 'important,': 4, 'important.': 1, 'Cabinet': 5, 'meantime': 5, 'thieves': 1, 'Doyle': 4, 'comply': 6, 'accompaniments': 1, 'hobby': 1, '(available': 1, "colonel's": 1, 'droning': 3, 'designs': 1, 'watched?"': 1, 'animal': 2, 'pearl': 11, 'outlined': 1, 'Gelder,': 1, 'base.': 1, 'foolish.': 1, 'disappointed': 1, 'violence--an': 1, 'produce.': 1, 'pompous': 1, 'realize': 6, 'health,"': 1, 'men:': 1, 'REMEDIES': 1, 'peculiarly': 4, 'intelligent': 2, 'traced': 6, 'concave': 1, 'puckered': 2, 'sufficiently': 4, 'Say': 1, 'surgeon,': 2, 'Conan': 4, 'truth': 5, 'accompanied': 2, 'beneath': 7, 'traces': 12, 'stair,"': 1, 'strode': 2, 'enigmatic': 2, 'determine': 2, 'doing': 16, 'farther.': 3, 'society': 2, 'books': 7, 'thirteen': 1, 'us."': 8, 'blocks': 1, 'overpowered': 1, 'patch': 3, "us.'": 1, 'witness': 7, 'bone.': 1, '"Any': 2, 'concealment.': 2, 'Very': 4, 'sir!': 1, 'eyelids': 1, 'dominated': 1, 'fifty,': 2, 'following,': 1, 'marvellous."': 1, 'hilarious': 1, 'good-night,': 1, 'past-master': 1, 'shut': 5, 'await': 1, 'Shortly': 1, 'doctor,"': 1, 'Grove': 1, 'school--not': 1, 'book,': 4, 'belief,': 1, 'decay.': 1, 'out,"': 1, 'inhaling': 1, 'surely': 11, 'tempt': 1, 'thrust': 4, 'satisfied."': 1, 'met.': 1, 'suggested,': 1, 'assiduously': 1, 'suggested.': 4, 'halted': 5, 'dominant,': 1, 'things.': 1, 'injudicious': 1, 'things,': 3, 'spill': 1, 'frown.': 2, 'could': 321, 'scars': 1, 'length': 2, 'lines.': 1, 'alighted': 2, 'things?': 1, 'tone,': 1, 'judge.': 2, 'scare': 2, 'done."': 3, 'named,': 1, 'Watson?"': 7, 'manuscript': 2, 'blown': 4, 'anyone,': 1, 'cook."': 1, 'anyone.': 2, 'scene': 15, 'conclusion?"': 2, 'Highway.': 1, 'said--and': 1, 'Jabez': 2, 'short,': 6, 'taking.': 1, 'scent': 1, 'interest.': 7, 'have,': 4, 'two.': 3, 'not?--that': 1, 'two,': 4, 'deceptive': 1, 'slips,': 1, 'Eastern': 1, 'demonstration': 1, 'system': 2, 'name?"': 5, '1.B.': 1, 'Ribston': 1, 'travelled': 4, 'inscription.': 1, 'colleague,': 4, 'painful': 9, 'colleague.': 2, 'interests': 6, 'sufferings.': 1, 'accompany': 2, 'Letter': 1, 'visits?"': 1, 'blow.': 1, 'occurrence.': 1, 'yawns.': 1, 'Coventry."': 1, 'facts."': 3, 'fittings': 1, 'sharpened.': 1, 'head."': 1, 'becomes:': 1, 'gone.': 9, 'convulsively.': 1, 'Scholarship.': 1, 'later,': 12, 'later.': 4, 'good-humour': 1, 'Trelawney': 7, 'lying': 17, 'bother': 1, 'top,': 1, 'extraordinarily': 1, 'appealing': 1, 'reproduction': 2, 'bind': 1, 'tortures': 1, 'torrent': 1, 'collecting': 1, 'straggling,': 1, 'false': 7, 'trusting': 1, 'partnership': 2, 'twelve.': 1, 'gently': 4, '"Simply': 1, 'liberties,': 1, 'Westminster': 2, 'gentle': 4, 'relic': 1, 'trembling': 2, 'bell!"': 1, 'clearly': 15, 'viewed': 1, 'Remember': 1, 'documents': 7, 'serious,"': 1, 'lama.': 1, 'tramp,': 1, 'gray-bearded': 1, 'tramp!': 1, 'gentlemen,"': 5, 'silk."': 1, 'accuracy': 1, 'wicked,': 2, 'regard': 3, 'HOLY': 1, 'voyage': 4, '"Wonderful!"': 4, 'expression."': 1, '"Impossible,': 1, 'untidy,': 1, 'noise,': 1, 'documents--building': 1, 'cipher': 1, 'you--you': 1, 'Horace': 6, 'lunch,': 3, 'finish,': 1, 'Row,': 1, 'hatred.': 1, 'Row.': 1, 'hatred,': 1, 'blotting-paper': 1, 'Ragged': 3, 'volunteers': 5, 'matters,': 1, 'deeply,': 1, '"Your': 8, 'Basil--and': 1, "plot--that's": 1, 'face': 101, 'ignited': 1, "you'll": 7, 'committed.': 2, '"Tomorrow\'s': 1, 'fiasco': 1, 'wounded': 5, 'document,': 2, 'scrap-books': 1, 'fact': 20, 'inquiry.': 3, '"Can': 9, 'atmosphere': 2, 'monasteries': 1, 'Paris': 5, 'traced,': 1, 'stood.': 2, 'bring': 30, 'greenhouse': 1, 'bedroom': 17, 'mean,': 2, 'rough': 7, 'trivial': 3, 'brink': 1, 'principal': 4, 'acumen,': 1, 'trying': 10, 'Meanwhile': 4, 'jaw': 1, 'transfix': 1, 'should': 210, 'buttons': 1, 'tape': 1, 'riding': 3, 'Anglia.': 1, 'updated:': 1, 'hope': 16, 'meant': 6, 'Parker,': 1, 'listened': 12, 'means': 20, 'Whether': 3, 'familiar': 9, 'lucky': 3, 'prohibition': 3, 'mortgages,': 1, 'assume.': 1, '501(c)(3)': 2, 'wring': 1, 'Carruthers,': 15, 'antagonist': 1, 'Once': 6, 'Beside': 4, 'well."': 3, "companion's": 6, 'taxes': 1, 'summon': 1, 'mask?"': 1, 'inaccessible,': 1, '64-6221541.': 1, 'eh?': 1, 'taxed': 1, 'are,': 10, 'neighbourhood?"': 1, 'allusion': 3, 'cat,': 1, 'frame': 6, 'shreds': 2, 'stride.': 1, 'others?"': 1, "Luke's.": 2, 'butt.': 1, 'felons': 1, 'Hart,': 1, 'drills,': 1, 'once,': 10, 'sanity': 1, 'once.': 1, 'end,': 5, 'end.': 11, 'Saunders.': 1, 'wire': 3, 'wealth': 4, 'Milverton.': 3, 'figure,': 5, 'packets,': 1, 'Moran,': 5, 'PG': 1, 'pistol': 5, 'undertaken.': 1, 'email': 2, 'get?"': 1, '1887.': 1, 'ends': 5, 'unlikely."': 2, 'dogging': 1, 'taken?': 1, 'courtyard': 1, "'ELSIE.'": 1, 'quitted.': 1, 'weary': 5, 'injury,': 2, 'taken,': 2, 'injury.': 1, 'staring': 8, 'restrictions': 2, 'McFarlane."': 2, 'shone,': 1, 'drug': 1, 'chosen': 2, 'doorway': 4, 'figures': 11, 'volley': 1, 'logical,': 1, 'Norwood?"': 1, 'extent': 4, 'Would': 6, "ship's": 1, 'intact.': 1, 'defiance': 1, 'pounds."': 1, 'http://gutenberg.org/license).': 1, '"\'You': 1, 'Hopkins?"': 2, 'cousin': 2, 'Station,': 5, 'russet': 1, 'Station.': 2, 'accursed': 1, '"What!"': 1, 'irrepressible': 1, 'Get': 1, 'Lestrade.': 28, 'Lestrade,': 27, 'framework,': 1, 'Yours': 2, 'stern,': 1, 'said--that': 1, 'poured': 7, 'rates': 1, 'Violet,': 1, 'yonder,': 3, 'waste': 4, 'conflagration': 1, 'alike?"': 1, 'HIMALAYAS': 1, 'rough,': 1, 'gliding,': 1, 'neighbour': 1, 'rich,': 1, 'described.': 2, 'useful,"': 1, 'hateful': 1, 'derivative': 3, 'cautiously': 1, 'hopes."': 1, 'banish': 1, 'wearied': 1, '"Could': 5, 'cock-a-doodle': 1, 'loathed': 1, 'want."': 1, 'grinning': 2, 'Mount-James."': 1, 'parsley': 1, 'resting,': 1, 'balance': 3, 'outside,': 3, 'loathes': 1, 'estimable': 1, 'whitewashed': 1, 'senseless,': 1, 'fire--her': 1, 'no!"': 1, 'site': 4, 'Literary': 13, 'holder),': 1, 'politics': 1, 'drawing-room."': 1, 'searched.': 2, 'lunatic': 1, 'ransom': 1, 'glared': 3, 'inquest': 3, 'eagerly.': 1, 'of.': 4, 'of,': 1, "maid's": 2, 'overcoats': 1, 'tempestuous': 3, 'colony.': 1, 'Wright,': 1, 'enough,"': 4, 'glaring': 1, 'ball': 1, 'dusk': 1, 'bald': 1, 'upon': 408, 'string,': 1, 'proficiency': 1, 'dust': 5, 'moulds': 1, 'words,"': 1, 'identity': 2, 'miss,': 2, 'SOLITARY': 1, 'off': 57, 'trudge': 1, '"Exactly;': 1, 'adapted': 2, 'colour': 6, 'overcoat,': 1, 'overcoat.': 2, 'statues.': 3, 'kind."': 3, 'doors.': 1, '"Exactly!': 1, 'doors,': 1, 'command': 3, 'Hallamshire': 1, 'format': 4, 'LOUD': 1, 'drawing': 5, 'devilry': 1, '"Exactly,': 5, 'lest': 5, 'returned,': 2, 'going!': 1, 'enemy,': 1, 'less': 17, 'moments': 6, 'dejection.': 1, 'rooms': 9, 'DEAR': 1, 'thither': 1, 'gentlest': 2, 'stored,': 1, 'Oh,': 3, 'web': 5, 'dead--or': 1, 'nerve,': 1, 'Westminster,': 1, 'Agent.': 1, 'Agent,': 1, 'dog-cart.': 3, 'chair.': 19, 'hand-bag': 1, 'chair,': 16, 'chair!': 1, 'hiding-place--a': 1, 'doubt.': 4, 'extremities?': 1, 'moment?': 1, 'increased': 4, 'room!': 1, 'room.': 55, 'room,': 43, "Wilder's": 2, 'cow-tracks': 1, 'stooped': 2, 'Shipping': 1, "'AS-IS'": 1, 'impressions--no!': 1, 'five': 21, 'money,': 6, 'moment,': 12, 'room?': 2, 'moment!': 1, 'height': 1, "blood.'": 1, 'blue-eyed,': 2, 'badly.': 1, 'chairs': 1, 'delicacy,': 2, 'lie?"': 1, 'rise."': 1, 'we,': 1, 'altogether,': 2, 'stagger': 1, 'title,': 1, 'flickering': 1, 'least.': 1, 'nerves': 4, 'we?': 1, 'Crooksbury': 2, 'THOSE': 1, 'actions,': 1, 'poor': 25, '"Possibly': 2, 'tenanted': 1, 'thief': 1, 'Euston."': 1, 'daylight': 2, 'clumsily,': 1, 'choosing': 1, 'loaded': 1, 'restlessness,': 1, '"Nothing,': 2, 'rifled,': 1, 'Speaking': 1, '"what': 1, 'Educated': 1, 'whistle.': 1, 'literally': 1, 'avoid': 10, 'swilled': 1, 'shone': 5, 'cultivated,': 1, 'address."': 1, 'does': 37, 'Country': 1, 'forgiven': 1, 'Dacre': 1, 'doubt;': 1, 'roads,': 1, 'Heidegger,': 2, 'roads.': 1, 'illustrate': 1, 'blowing': 3, 'Kindly': 2, 'peep': 3, 'cadaverous': 1, 'Inside': 2, 'continually,': 1, 'clerical': 1, 'writing,': 2, 'pressure': 2, 'nuts.': 1, 'secrecy,': 2, 'Liverpool,': 3, 'Liverpool.': 1, 'fetid': 1, 'easily.': 1, 'indication,': 2, 'light--"which': 1, 'hiding': 3, 'gained': 3, 'swift,': 1, 'sister': 1, 'drumming': 1, 'puts': 2, 'Buildings,': 1, 'C,': 1, 'anxieties.': 1, 'whistled': 2, 'watch-chain.': 2, 'blackness': 1, 'bullets': 3, '"Possibly,': 1, 'glasses': 13, 'VOX': 1, 'escape."': 4, 'swimming': 1, 'shilling': 2, 'letters': 25, 'debutante': 1, 'singular,': 2, 'singular.': 2, 'meant,"': 2, 'often,': 1, 'screamed': 5, 'iron-works': 1, 'roads': 3, 'Creole': 1, 'mere': 13, '"Costa': 1, 'Early': 1, 'commission': 1, 'paper-littered': 1, 'splintered': 2, 'spots': 1, 'providential': 1, 'roofed': 1, 'counterfoils.': 1, 'pool': 1, 'counterfoils,': 1, 'place,': 16, 'place.': 7, 'specimens': 1, 'worked,': 2, 'Anerley': 1, "We'll": 2, 'lists,': 1, 'road.': 14, 'larceny,': 1, 'road,': 21, 'out."': 6, 'road!': 1, 'surgeons.': 1, 'Well': 1, 'contraction?': 1, '"Thank': 11, 'errand.': 1, 'Suppose': 2, 'grate': 1, 'letter.': 4, 'letter,': 7, 'contraction,': 1, 'they,': 2, 'specimen.': 1, 'hearthrug': 1, 'tossed': 7, 'places': 4, 'official': 18, 'smooth': 2, 'triumphant': 3, 'virus,': 1, 'excitement': 3, 'spot,': 3, 'convince': 4, 'favourable.': 1, 'well-deserved': 1, 'problem': 14, 'deliver': 1, 'tracks!"': 1, 'church,': 1, 'bearing': 9, 'glazed--she': 1, 'START:': 1, '"Wonderful!': 1, 'recognize': 4, 'accounts': 2, 'profession.': 2, "fellow's": 4, 'arms.': 1, 'consumed': 4, 'inn': 7, 'changing,': 1, 'Railway,"': 1, 'garden.': 8, 'garden,': 3, 'compared': 1, 'Fate': 1, 'hobbling': 2, 'deadly': 5, 'fired,': 1, 'effective,': 1, "Duke's": 7, 'wander': 1, 'Volume': 1, 'reach,': 4, 'details': 10, '"I\'ve': 6, 'hers,': 1, 'behold': 1, 'coldly,': 1, "you're": 4, 'instant."': 2, 'February': 1, 'in?': 2, 'again.': 20, 'again,': 20, 'so,"': 2, 'again!': 1, 'wood-pile.': 1, 'wood-pile,': 4, 'in,': 9, 'chance': 24, "Peter's": 1, 'lantern.': 1, 'nurse,': 1, 'throughout': 1, 'veil': 3, 'South': 12, 'exposure': 3, 'ghost': 1, 'dandled': 1, 'detail,': 1, 'rule': 1, 'surplice': 2, 'trial.': 2, 'trial,': 2, 'sympathy,': 1, 'James."': 1, 'April,': 1, 'wealthiest.': 1, 'felony,': 2, 'surrounding': 1, 'doubts': 3, 'Kensington': 2, 'crumpled': 2, 'Holdernesse,': 1, '"Why?"': 3, 'Holdernesse.': 1, 'sea-chest.': 1, "don't.": 2, 'mansion': 2, 'fireplace,': 1, 'oldest': 3, 'saved': 5, 'voyage--she': 1, 'logbooks': 3, 'embers.': 2, 'invaders': 1, 'awry.': 1, 'post-bag."': 1, 'villainy,': 1, 'regal': 1, 'messenger': 1, 'fog.': 1, 'worth': 12, 'horn-handled': 1, 'shivered': 1, 'fifty.': 1, 'veranda': 3, 'lock?"': 1, 'returning,': 1, 'help?"': 1, 'well-known': 3, 'family----"': 1, 'purchased.': 1, 'failed----"': 1, 'sly': 2, 'MAP': 1, "we'll": 2, 'bewildered': 1, 'whisk': 1, 'furrowed': 1, 'fogs': 1, 'closely."': 1, 'progress?"': 1, 'AGREE': 2, 'INDIRECT,': 1, 'announced': 2, 'logbooks,': 1, 'writhing,': 1, 'whist': 1, 'triumph': 3, 'papers?': 1, 'first?"': 2, 'go."': 2, 'locked,': 3, 'distinctions,': 1, 'locked.': 1, 'gate--now': 1, 'week-end,': 2, 'others,': 3, 'others.': 2, 'viewing,': 1, 'binary,': 1, 'established': 1, 'war."': 2, 'seven-thirty': 1, 'seaman."': 1, 'it--as,': 1, 'suggest."': 1, 'particular.': 1, 'Mystery,': 2, 'employee,': 1, 'above': 18, 'attained.': 1, 'churches': 1, 'reproaching': 1, 'told': 56, 'Moor': 1, 'machine,': 3, 'machine.': 2, 'menage': 1, 'difficulty.': 1, "'cabin'--a": 1, '"Who?"': 1, 'richest': 2, '(801)': 1, 'bookcase': 4, 'Accustomed': 1, 'pursuit': 2, 'put,': 1, 'burgle': 2, 'important,"': 1, '"Such': 1, 'next?"': 1, 'referring': 1, 'obtained': 3, 'counter.': 2, 'watchers': 1, 'daughter': 4, 'Tuesday': 7, 'famous.': 2, 'famous,': 1, 'adopt': 1, 'examination.': 3, 'glass."': 1, 'smoke': 7, 'Queer': 1, 'ignominious': 1, 'anarchist': 1, "evening's": 1, "ne'er-do-well": 1, 'glittering': 2, 'crouched.': 1, 'secure': 6, 'Builder.': 1, 'gentleman,': 5, 'Lewisham': 1, 'gentleman.': 4, 'inflicting': 1, 'charred': 3, 'highly': 4, 'marriage--a': 1, 'cane': 1, 'artists,': 1, 'times."': 1, 'sorry,"': 1, '"Hum!"': 1, 'glance': 16, 'family."': 1, 'plot': 2, '"Eight': 1, '"Their': 1, 'principal.': 1, 'bundles': 2, 'negative': 2, 'insult': 2, 'roughening': 1, '"To-day,': 1, 'golden-haired,': 1, 'faster.': 1, 'said:': 1, 'presumably,': 1, 'separated': 4, 'solicit': 2, 'palimpsest,': 1, 'UT': 1, '"Defects,"': 1, 'disk': 1, 'aware': 19, 'backwards': 1, 'striving': 1, 'muttered.': 1, 'passenger': 2, 'arranged,': 1, 'exact.': 1, 'word': 39, 'wore': 5, 'society,': 2, 'shame': 1, 'books,': 3, 'books.': 1, 'work': 70, 'strong--and': 1, 'worn': 6, 'coal-tar': 1, 'personally,': 1, 'groves': 1, 'proceed."': 2, 'WESTERN': 1, 'McFarlane,"': 1, 'Club.': 1, 'ascetic': 3, 'publicity.': 1, 'Abe': 7, 'indicated': 1, 'quivering': 4, 'attacked.': 1, 'flung': 3, 'Ralph': 4, 'naturally': 4, 'complexion."': 1, 'decision,': 1, 'fanciful': 1, 'indifferent': 1, 'OWNER,': 1, 'drugget?"': 1, 'confidential': 1, 'tutor,': 1, 'inhabitants': 1, 'agony': 1, 'Tudor': 1, 'colonies.': 1, 'morbid': 1, 'Jubilee,': 1, 'interview': 4, 'ordinary': 10, 'illusion."': 1, 'truthful': 1, 'horror': 9, 'hedge.': 2, 'weapons,': 2, 'fever': 1, 'lad': 11, 'slipping.': 1, 'after': 83, 'indicate,': 1, 'Ocean': 1, 'Will': 4, 'lay': 49, 'occur.': 1, 'law': 12, 'lap': 1, 'derivatives,': 1, 'complacent': 1, 'Still,': 1, 'ghastly."': 1, 'austere': 4, 'padre': 1, 'hasty': 1, 'want,"': 1, 'appreciate': 3, 'forgot."': 1, "I'd": 4, 'green': 12, 'loud."': 1, 'remonstrate': 1, 'order': 38, 'sweetheart,': 1, 'cumulative': 1, 'S.': 2, 'office': 9, 'devote': 4, 'numbers': 1, 'practice,': 4, 'approached,': 1, 'undetected': 1, 'hopeless.': 1, 'hopeless,': 1, 'staggered': 3, 'entered--the': 1, 'practice.': 2, 'ears,': 1, 'ears.': 2, 'legally': 1, "I'm": 13, 'employed."': 1, 'HEAVY': 1, 'behalf.': 1, 'somewhere': 4, 'origin,': 1, 'sheaf': 3, 'befallen': 1, 'tinkle': 1, 'rock,': 4, 'production': 1, 'precipitate': 1, 'vanish,': 1, 'then': 88, 'them': 105, 'jerking': 1, 'boots,': 1, 'trail': 2, 'harpooner.': 1, 'break': 18, "winter's": 2, 'young,': 1, 'baggage': 1, 'repulsive': 1, 'owned': 1, 'they': 154, 'Britain.': 2, '"Sit': 1, 'printers.': 1, 'soothing': 1, 'bank': 2, 'detectives,': 1, 'Sunday-school': 1, 'Twenty-six': 1, 'rocky': 1, 'gallows': 1, 'tampering': 1, 'reasonably': 1, 'assembled': 1, 'rocks': 1, "goodness'": 1, 'Gilchrist.': 1, 'reasonable': 6, 'Gilchrist,': 8, 'ambuscade.': 1, 'goodness,': 1, 'excellent!"': 1, 'exertion': 1, 'schemes': 1, 'logs': 1, 'voyages': 1, 'crimes': 1, 'impede': 1, 'appointment,': 1, 'ABBEY': 1, 'admit,': 3, 'disheveled,': 1, '"Quite."': 1, 'flock': 1, 'sprints': 1, '(a)': 1, '"All': 5, 'Tarlton,': 1, 'network': 2, 'incongruous': 1, 'finished.': 3, 'finished,': 4, 'hooked': 1, 'Moorhouse,': 1, 'footstep!': 1, 'Evidently': 2, 'poorer,': 1, 'alarmed.': 1, 'weak.': 1, 'medicine': 1, 'unkempt': 3, 'interest,': 2, 'forth': 12, 'Napoleon': 7, 'Charasiab': 1, 'Johann?"': 1, 'crime?': 2, 'bicycle?"': 4, 'admits': 1, 'ancient': 6, 'crime,': 11, 'crime.': 14, "people's": 1, 'forcibly': 1, 'amazement': 9, 'storm': 2, 'morass': 3, 'shrubbery': 1, 'Cambridge': 4, 'Brotherhood': 1, 'recovering': 2, 'fellow;': 1, 'writhing': 2, 'slips.': 1, 'stranger.': 2, 'stranger,': 3, 'fellow,': 18, 'fellow.': 8, 'camera.': 1, 'opticians."': 1, 'refuges': 1, 'fellow!': 1, "haven't,": 1, 'droned': 1, 'render': 1, 'chased': 1, 'BUILDER': 1, 'vibrated': 2, 'synonymous': 1, 'another': 40, 'thoughtfully': 1, 'thick': 6, 'tangle': 3, 'noose.': 1, 'somewhere,': 1, 'power.': 2, 'rated': 1, 'dead-white': 1, 'notes,': 1, 'footmarks,': 2, 'abstracted': 2, 'discolouration': 2, 'mounted,': 1, 'scene,': 3, 'Uncle': 1, 'observations': 2, 'Grace."': 1, 'THREE-QUARTER': 1, 'part,"': 1, 'Laburnum': 2, 'dogs': 1, 'butter': 1, 'emblem': 1, 'fanatical': 1, 'luncheon': 1, 'endure."': 2, 'thought,': 3, 'guilt."': 1, 'wasted': 2, 'Bridge.': 1, 'yours?"': 1, 'mercy': 1, 'dog,': 3, 'attempted,': 1, 'observation.': 1, 'baronet': 1, 'observation,': 1, 'air,': 1, 'rate': 1, 'seated': 14, 'strange."': 1, 'See': 8, 'guilt': 2, '"When?"': 1, 'iron': 5, 'footmarks': 3, 'powers': 7, 'cork': 3, 'daresay,': 2, 'Fall."': 1, 'ejector,': 1, 'exercise.': 1, 'dress-coat--he': 1, 'nostrils.': 1, "mind's": 1, 'over,': 7, 'forenoon,': 1, 'manner': 22, 'vigorous': 3, 'contents': 9, 'circle,': 1, 'forced': 4, 'strength': 8, 'powder,': 1, 'Sydenham,': 2, 'necktie': 1, 'common.': 1, 'often.': 1, 'convenient': 4, 'latter': 9, 'went?"': 1, '"C.P.R.,"': 1, '"Absolutely."': 1, 'little.': 2, 'casual': 1, 'newcomer,': 1, 'Emperor.': 1, 'subjects': 1, 'forces': 2, 'completed': 3, 'astrakhan': 2, 'conducive': 1, 'circles': 1, 'content,': 1, 'culminated': 1, 'necessary,': 2, 'distracts': 1, 'extending': 1, 'empty,': 2, 'portrait.': 1, 'becomes,': 1, "life,'": 1, 'grave': 4, 'ducal': 2, 'smoked': 7, 'cap."': 1, 'force,': 1, 'calculated': 3, 'subject,': 2, 'Arthur--that': 1, 'subject.': 1, '1894,': 1, 'swamp': 1, 'knife,"': 1, 'accounted': 2, 'deeply': 6, 'followers,"': 1, '1894.': 1, 'notion': 1, 'fitted': 1, 'reserve': 3, 'decidedly': 1, 'baby,': 1, 'Hudson,"': 1, 'ingenuity.': 1, 'unfortunate!"': 1, 'Thucydides.': 1, 'dream.': 1, 'railing,': 1, 'ostler,': 1, 'wrung': 3, 'nephew': 1, 'three----"': 1, 'inestimable': 1, 'Russell': 1, 'explanation.': 5, 'explanation,': 3, 'consciousness': 1, 'burglars,': 1, 'version': 1, 'deepest': 3, 'wizened': 2, 'dismayed,': 1, 'govern': 1, 'high-class': 1, 'personality': 4, 'predecessor': 1, 'do': 207, 'explorations': 2, 'complaint."': 1, 'loved': 12, 'sleepy': 1, 'pursuers': 2, 'railings': 1, 'religion.': 1, 'tire,': 1, 'yielded': 3, 'them."': 5, 'gored': 1, 'haunted': 2, "them.'": 1, 'lens.': 2, 'empty.': 3, 'happiest': 1, 'material,': 3, 'telegram?"': 1, 'runs': 2, 'chastened': 1, 'sky,': 1, 'Armstrong': 8, 'Saltire': 3, 'exchanged': 5, 'neutralized': 1, 'optician."': 1, 'rung': 2, 'inn,"': 1, 'steal': 5, 'steam': 2, '90': 2, 'secretary': 5, 'BIRDS,': 1, 'erroneous': 1, 'do?"': 6, '"Man,': 1, 'observes': 2, 'clue,': 1, 'clue.': 2, 'dies,': 2, 'plumage': 1, 'checks': 3, 'depends': 3, 'Oxford.': 2, 'promise."': 1, 'term.': 1, 'sketches': 2, 'term,': 1, 'diffidence': 1, 'groan,': 1, 'draws': 2, 'request,': 1, 'upon,': 1, 'because,': 1, 'away': 52, 'refuses': 1, 'gentleman': 18, 'cigarette-box': 1, 'POSSIBILITY': 1, 'bracing': 1, 'cooperation': 1, 'drawn': 28, 'Barnicot,': 1, 'Ratcliff': 1, 'we': 518, 'excitement.': 3, 'terms': 27, 'mincing': 1, 'novel,"': 1, 'grounds,': 4, 'grounds.': 3, 'shoved': 1, 'spectacles': 1, 'clues': 2, 'observe,': 1, 'inn.': 5, 'inn,': 4, 'kitchen': 3, 'received': 19, 'paste.': 1, 'trance.': 1, 'cow': 2, 'Palladio.': 1, 'tool."': 1, 'unofficial,': 1, 'obsolete,': 1, 'countries.': 1, 'Bring': 1, 'connected.': 1, 'obvious,"': 1, 'receives': 3, 'step.': 1, 'draw.': 1, 'tinder,': 1, 'emporium': 1, 'heartily,': 1, 'taxes,': 1, 'tone': 3, 'intake.': 1, 'spear': 1, 'reticence.': 1, 'trunk': 1, 'detection,': 1, 'white-bearded': 1, 'heard."': 1, 'B.,': 1, 'speak': 19, 'petty': 3, 'unhappily': 1, 'engines': 1, "I've": 12, 'harm?': 1, 'condemned': 3, 'possess,': 2, 'possess.': 1, 'Lord!': 4, 'way."': 5, 'Good-bye,': 2, 'harm.': 2, 'harm,': 3, 'warmth': 1, 'duties': 2, '"Right': 1, 'families': 2, 'easy': 16, 'wide,': 1, 'attacked': 1, 'pounds,': 1, 'tidy': 1, 'concerning': 4, 'excite': 2, 'Abernetty': 1, 'humorously.': 1, "time?'": 1, 'time?"': 3, 'Night': 1, 'niece': 1, 'reassuring': 1, 'applied': 3, 'east': 2, 'ahead': 1, 'Ages."': 1, 'consulting-room': 1, 'disclaimers': 1, 'pungent': 1, 'disappointment,': 1, 'air': 17, 'aim': 1, 'clean-shaven': 3, 'complete."': 3, 'abrupt': 2, 'difficulty,': 1, 'attitude.': 1, 'aid': 8, 'voice': 12, 'known,': 3, 'known.': 2, 'plover': 1, 'brisk,': 1, 'Pompey,': 1, 'DETOUR': 1, 'throat': 1, 'oaks,': 1, 'date--to': 1, 'Athene': 1, 'madam?"': 2, 'lawyer.': 1, 'confirmed': 4, 'conclusions,': 1, 'conclusions.': 1, 'emotion,': 1, 'centre,': 3, 'Oldacre."': 1, 'centre.': 3, 'boasted': 1, 'Stop': 3, 'adjectives': 1, 'night--he': 1, 'convalescent': 1, 'descend': 1, 'plates': 1, 'wheel': 1, 'independent': 1, 'effected': 1, 'deceased.': 1, 'deceased,': 1, 'springing': 3, 'pavement.': 1,</text:p>
          </table:table-cell>
        </table:table-row>
      </table:table>
      <table:table table:name="Sheet2" table:style-name="ta1">
        <table:shapes>
          <draw:frame draw:z-index="0" draw:style-name="gr1" draw:text-style-name="P1" svg:width="6.8508in" svg:height="3.1894in" svg:x="2.4933in" svg:y="1.6524in">
            <draw:object draw:notify-on-update-of-ranges="Sheet2.B2:Sheet2.B4 Sheet2.C2:Sheet2.C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oby Dick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/>
          <table:table-cell office:value-type="string" calcext:value-type="string">
            <text:p>Sherlock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/>
          <table:table-cell office:value-type="string" calcext:value-type="string">
            <text:p>Benjamin of Ohio</text:p>
          </table:table-cell>
          <table:table-cell office:value-type="float" office:value="376" calcext:value-type="float">
            <text:p>376</text:p>
          </table:table-cell>
        </table:table-row>
      </table:table>
      <table:named-expressions/>
      <table:database-ranges>
        <table:database-range table:name="__Anonymous_Sheet_DB__0" table:target-range-address="Sheet1.A1:Sheet1.A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9:23:47.423921771</meta:creation-date>
    <dc:date>2015-02-25T22:49:06.018486409</dc:date>
    <meta:editing-duration>PT2H50M44S</meta:editing-duration>
    <meta:editing-cycles>2</meta:editing-cycles>
    <meta:generator>LibreOffice/4.2.7.2$Linux_X86_64 LibreOffice_project/420m0$Build-2</meta:generator>
    <meta:document-statistic meta:table-count="2" meta:cell-count="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02cm" svg:height="8.102cm" xlink:href=".." xlink:type="simple" chart:class="chart:bar" chart:style-name="ch1">
        <chart:title svg:x="4.728cm" svg:y="0.298cm" chart:style-name="ch2">
          <text:p>Authors vs. Words Repeated Ten Times</text:p>
        </chart:title>
        <chart:plot-area chart:style-name="ch3" table:cell-range-address="Sheet2.B2:Sheet2.C4" chart:data-source-has-labels="column" svg:x="2.035cm" svg:y="1.44cm" svg:width="13.055cm" svg:height="5.967cm">
          <chartooo:coordinate-region svg:x="3.027cm" svg:y="1.639cm" svg:width="12.063cm" svg:height="5.121cm"/>
          <chart:axis chart:dimension="x" chart:name="primary-x" chart:style-name="ch4" chartooo:axis-type="auto">
            <chartooo:date-scale/>
            <chart:title svg:x="7.949cm" svg:y="7.542cm" chart:style-name="ch5">
              <text:p>Authors</text:p>
            </chart:title>
            <chart:categories table:cell-range-address="Sheet2.B2:Sheet2.B4"/>
          </chart:axis>
          <chart:axis chart:dimension="y" chart:name="primary-y" chart:style-name="ch6">
            <chart:title svg:x="1.127cm" svg:y="5.684cm" chart:style-name="ch7">
              <text:p>Repeated Words</text:p>
            </chart:title>
            <chart:grid chart:style-name="ch8" chart:class="major"/>
          </chart:axis>
          <chart:series chart:style-name="ch9" chart:values-cell-range-address="Sheet2.C2:Sheet2.C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oby Dick</text:p>
                <draw:g>
                  <svg:desc>Sheet2.B2:Sheet2.B4</svg:desc>
                </draw:g>
              </table:table-cell>
              <table:table-cell office:value-type="float" office:value="2112">
                <text:p>2112</text:p>
                <draw:g>
                  <svg:desc>Sheet2.C2:Sheet2.C4</svg:desc>
                </draw:g>
              </table:table-cell>
            </table:table-row>
            <table:table-row>
              <table:table-cell office:value-type="string">
                <text:p>Sherlock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Benjamin of Ohio</text:p>
              </table:table-cell>
              <table:table-cell office:value-type="float" office:value="376">
                <text:p>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